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background-color="#FFFF00" style:repeat-content="false"/>
      <style:paragraph-properties fo:text-align="center"/>
      <style:text-properties fo:color="#4A4A4A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4A4A4A" fo:font-size="8pt" style:font-size-asian="8pt" style:font-size-complex="8pt"/>
    </style:style>
    <style:style style:name="ce5" style:family="table-cell" style:parent-style-name="Default" style:data-style-name="N19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4A4A4A" fo:font-size="8pt" style:font-size-asian="8pt" style:font-size-complex="8pt"/>
    </style:style>
    <style:style style:name="ce6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end" fo:margin-right="0cm"/>
      <style:text-properties fo:color="#4A4A4A" fo:font-size="8pt" style:font-size-asian="8pt" style:font-size-complex="8pt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4A4A4A" fo:font-size="8pt" style:font-size-asian="8pt" style:font-size-complex="8pt"/>
    </style:style>
    <style:style style:name="ce8" style:family="table-cell" style:parent-style-name="Default" style:data-style-name="N19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4A4A4A" fo:font-size="8pt" style:font-size-asian="8pt" style:font-size-complex="8pt"/>
    </style:style>
    <style:style style:name="co1" style:family="table-column">
      <style:table-column-properties fo:break-before="auto" style:column-width="3.01625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4.365625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3.94229166666667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3.28083333333333cm" style:use-optimal-column-width="true"/>
    </style:style>
    <style:style style:name="co8" style:family="table-column">
      <style:table-column-properties fo:break-before="auto" style:column-width="3.730625cm" style:use-optimal-column-width="true"/>
    </style:style>
    <style:style style:name="co9" style:family="table-column">
      <style:table-column-properties fo:break-before="auto" style:column-width="4.47145833333333cm" style:use-optimal-column-width="true"/>
    </style:style>
    <style:style style:name="co10" style:family="table-column">
      <style:table-column-properties fo:break-before="auto" style:column-width="3.62479166666667cm" style:use-optimal-column-width="true"/>
    </style:style>
    <style:style style:name="co11" style:family="table-column">
      <style:table-column-properties fo:break-before="auto" style:column-width="2.19604166666667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2.5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33.75pt" style:use-optimal-row-height="true" fo:break-before="auto"/>
    </style:style>
    <style:style style:name="ro6" style:family="table-row">
      <style:table-row-properties style:row-height="236.2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56.25pt" style:use-optimal-row-height="true" fo:break-before="auto"/>
    </style:style>
    <style:style style:name="ro9" style:family="table-row">
      <style:table-row-properties style:row-height="67.5pt" style:use-optimal-row-height="true" fo:break-before="auto"/>
    </style:style>
    <style:style style:name="ro10" style:family="table-row">
      <style:table-row-properties style:row-height="78.75pt" style:use-optimal-row-height="true" fo:break-before="auto"/>
    </style:style>
    <style:style style:name="ro11" style:family="table-row">
      <style:table-row-properties style:row-height="186.75pt" style:use-optimal-row-height="false" fo:break-before="auto"/>
    </style:style>
    <style:style style:name="ro12" style:family="table-row">
      <style:table-row-properties style:row-height="168.75pt" style:use-optimal-row-height="true" fo:break-before="auto"/>
    </style:style>
    <style:style style:name="ro13" style:family="table-row">
      <style:table-row-properties style:row-height="13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latório_de_Suprimento_-_Por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2">
            <text:p>Unidade Gestora</text:p>
          </table:table-cell>
          <table:table-cell office:value-type="string" table:style-name="ce2">
            <text:p>Ano</text:p>
          </table:table-cell>
          <table:table-cell office:value-type="string" table:style-name="ce2">
            <text:p>Suprido</text:p>
          </table:table-cell>
          <table:table-cell office:value-type="string" table:style-name="ce2">
            <text:p>CPF do Suprido</text:p>
          </table:table-cell>
          <table:table-cell office:value-type="string" table:style-name="ce2">
            <text:p>Período de Aplicação</text:p>
          </table:table-cell>
          <table:table-cell office:value-type="string" table:style-name="ce2">
            <text:p>Aprovado</text:p>
          </table:table-cell>
          <table:table-cell office:value-type="string" table:style-name="ce2">
            <text:p>Data da Aquisição</text:p>
          </table:table-cell>
          <table:table-cell office:value-type="string" table:style-name="ce2">
            <text:p>Nome do Favorecido</text:p>
          </table:table-cell>
          <table:table-cell office:value-type="string" table:style-name="ce2">
            <text:p>CPF/CNPJ do Favorecido</text:p>
          </table:table-cell>
          <table:table-cell office:value-type="string" table:style-name="ce2">
            <text:p>Objeto da Aquisição</text:p>
          </table:table-cell>
          <table:table-cell office:value-type="string" table:style-name="ce2">
            <text:p>Valor</text:p>
          </table:table-cell>
          <table:table-cell table:number-columns-repeated="16373" table:style-name="ce3"/>
        </table:table-row>
        <table:table-row table:style-name="ro2">
          <table:table-cell office:value-type="string" table:number-columns-spanned="1" table:number-rows-spanned="2" table:style-name="ce7">
            <text:p>PGR</text:p>
          </table:table-cell>
          <table:table-cell office:value-type="float" office:value="2020" table:number-columns-spanned="1" table:number-rows-spanned="2" table:style-name="ce7">
            <text:p>2020</text:p>
          </table:table-cell>
          <table:table-cell office:value-type="string" table:style-name="ce4">
            <text:p>ANTONIA ROSA VIEIRA</text:p>
          </table:table-cell>
          <table:table-cell office:value-type="string" table:style-name="ce4">
            <text:p><text:s/>313.695.021-68</text:p>
          </table:table-cell>
          <table:table-cell office:value-type="string" table:style-name="ce4">
            <text:p>17/01/20 a 15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JOSEBIAS BRANDAO DE MELO</text:p>
          </table:table-cell>
          <table:table-cell office:value-type="string" table:style-name="ce4">
            <text:p><text:s/>798.604.354-72</text:p>
          </table:table-cell>
          <table:table-cell office:value-type="string" table:style-name="ce4">
            <text:p>03/02/20 a 02/05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number-columns-spanned="1" table:number-rows-spanned="3" table:style-name="ce7">
            <text:p>PR-AC</text:p>
          </table:table-cell>
          <table:table-cell office:value-type="float" office:value="2020" table:number-columns-spanned="1" table:number-rows-spanned="3" table:style-name="ce7">
            <text:p>2020</text:p>
          </table:table-cell>
          <table:table-cell office:value-type="string" table:number-columns-spanned="1" table:number-rows-spanned="2" table:style-name="ce7">
            <text:p>JONAS PINHEIRO DE SOUZA</text:p>
          </table:table-cell>
          <table:table-cell office:value-type="string" table:number-columns-spanned="1" table:number-rows-spanned="2" table:style-name="ce7">
            <text:p><text:s/>277.248.912-49</text:p>
          </table:table-cell>
          <table:table-cell office:value-type="string" table:style-name="ce4">
            <text:p>16/03/20 a 18/05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4">
            <text:p>22/01/20 a 22/03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KADMON CAMINHA MORAES COSTA</text:p>
          </table:table-cell>
          <table:table-cell office:value-type="string" table:style-name="ce4">
            <text:p><text:s/>624.024.123-72</text:p>
          </table:table-cell>
          <table:table-cell office:value-type="string" table:style-name="ce4">
            <text:p>16/03/20 a 16/05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number-columns-spanned="1" table:number-rows-spanned="12" table:style-name="ce7">
            <text:p>PR-BA</text:p>
          </table:table-cell>
          <table:table-cell office:value-type="float" office:value="2020" table:number-columns-spanned="1" table:number-rows-spanned="12" table:style-name="ce7">
            <text:p>2020</text:p>
          </table:table-cell>
          <table:table-cell office:value-type="string" table:style-name="ce4">
            <text:p>ADRIANO DE SOUSA BATISTA</text:p>
          </table:table-cell>
          <table:table-cell office:value-type="string" table:style-name="ce4">
            <text:p><text:s/>778.777.805-91</text:p>
          </table:table-cell>
          <table:table-cell office:value-type="string" table:style-name="ce4">
            <text:p>19/03/20 a 10/06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ALDERICO EUSTAQUIO DOS SANTOS FILHO</text:p>
          </table:table-cell>
          <table:table-cell office:value-type="string" table:style-name="ce4">
            <text:p><text:s/>529.309.985-04</text:p>
          </table:table-cell>
          <table:table-cell office:value-type="string" table:style-name="ce4">
            <text:p>24/01/20 a 14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number-columns-spanned="1" table:number-rows-spanned="4" table:style-name="ce7">
            <text:p>FABIO JOSE SOUSA DE JESUS SANTOS</text:p>
          </table:table-cell>
          <table:table-cell office:value-type="string" table:number-columns-spanned="1" table:number-rows-spanned="4" table:style-name="ce7">
            <text:p><text:s/>001.768.835-33</text:p>
          </table:table-cell>
          <table:table-cell office:value-type="string" table:style-name="ce4">
            <text:p>17/03/20 a 14/06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7">
            <text:p>28/01/20 a 16/03/20</text:p>
          </table:table-cell>
          <table:table-cell office:value-type="string" table:number-columns-spanned="1" table:number-rows-spanned="3" table:style-name="ce7">
            <text:p>SIM</text:p>
          </table:table-cell>
          <table:table-cell office:value-type="string" table:number-columns-spanned="1" table:number-rows-spanned="2" table:style-name="ce8">
            <text:p>11/03/2020</text:p>
          </table:table-cell>
          <table:table-cell office:value-type="string" table:style-name="ce4">
            <text:p>A. S. SANTOS TECNOLOGIA</text:p>
          </table:table-cell>
          <table:table-cell office:value-type="string" table:style-name="ce4">
            <text:p>12.756.411/0001-90</text:p>
          </table:table-cell>
          <table:table-cell office:value-type="string" table:style-name="ce4">
            <text:p>MANUTENÇÃO PREVENTIVA E CORRETIVA CERCA ELÉTRICA.</text:p>
          </table:table-cell>
          <table:table-cell office:value-type="string" table:style-name="ce6">
            <text:p>R$ <text:s text:c="3"/>130,0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DISMAC - DISTRIBUIDORA DE MATERIAIS DE CONSTRUÇÃO LTDA</text:p>
          </table:table-cell>
          <table:table-cell office:value-type="string" table:style-name="ce4">
            <text:p>14.274.559/0001-14</text:p>
          </table:table-cell>
          <table:table-cell office:value-type="string" table:style-name="ce4">
            <text:p>TAMPAS DOS VASOS SANITÁRIOS COM PARAFUSOS QUEBRADOS.</text:p>
          </table:table-cell>
          <table:table-cell office:value-type="string" table:style-name="ce6">
            <text:p>R$ <text:s text:c="3"/>400,0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30/01/2020</text:p>
          </table:table-cell>
          <table:table-cell office:value-type="string" table:style-name="ce4">
            <text:p>DISMAC - DISTRIBUIDORA DE MATERIAIS DE CONSTRUÇÃO LTDA</text:p>
          </table:table-cell>
          <table:table-cell office:value-type="string" table:style-name="ce4">
            <text:p>14.274.559/0001-14</text:p>
          </table:table-cell>
          <table:table-cell office:value-type="string" table:style-name="ce4">
            <text:p>VAZAMENTO EM PIA DO BANHEIRO E VAZAMENTO NO VASO SANITÁRIO.</text:p>
          </table:table-cell>
          <table:table-cell office:value-type="string" table:style-name="ce6">
            <text:p>R$ <text:s text:c="3"/>137,00<text:s/>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FREDSON PASTOR DA SILVA</text:p>
          </table:table-cell>
          <table:table-cell office:value-type="string" table:style-name="ce4">
            <text:p><text:s/>001.568.005-35</text:p>
          </table:table-cell>
          <table:table-cell office:value-type="string" table:style-name="ce4">
            <text:p>20/01/20 a 17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GISELE NASCIMENTO ALVES</text:p>
          </table:table-cell>
          <table:table-cell office:value-type="string" table:style-name="ce4">
            <text:p><text:s/>018.870.955-00</text:p>
          </table:table-cell>
          <table:table-cell office:value-type="string" table:style-name="ce4">
            <text:p>19/03/20 a 24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JUTAILDSON DOS SANTOS CARVALHO</text:p>
          </table:table-cell>
          <table:table-cell office:value-type="string" table:style-name="ce4">
            <text:p><text:s/>802.374.525-53</text:p>
          </table:table-cell>
          <table:table-cell office:value-type="string" table:style-name="ce4">
            <text:p>12/03/20 a 22/05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MARCELO CAVALCANTE ALECIO</text:p>
          </table:table-cell>
          <table:table-cell office:value-type="string" table:style-name="ce4">
            <text:p><text:s/>011.782.567-07</text:p>
          </table:table-cell>
          <table:table-cell office:value-type="string" table:style-name="ce4">
            <text:p>19/02/20 a 19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MOACIR SERGIO SILVA DA CONCEICAO</text:p>
          </table:table-cell>
          <table:table-cell office:value-type="string" table:style-name="ce4">
            <text:p><text:s/>917.004.935-15</text:p>
          </table:table-cell>
          <table:table-cell office:value-type="string" table:style-name="ce4">
            <text:p>24/01/20 a 22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PAULO VALENTIM LEITE</text:p>
          </table:table-cell>
          <table:table-cell office:value-type="string" table:style-name="ce4">
            <text:p><text:s/>018.866.885-32</text:p>
          </table:table-cell>
          <table:table-cell office:value-type="string" table:style-name="ce4">
            <text:p>13/01/20 a 28/03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PR-DF</text:p>
          </table:table-cell>
          <table:table-cell office:value-type="float" office:value="2020" table:style-name="ce4">
            <text:p>2020</text:p>
          </table:table-cell>
          <table:table-cell office:value-type="string" table:style-name="ce4">
            <text:p>FRANCISCO JOSE GUANABARA BRITO</text:p>
          </table:table-cell>
          <table:table-cell office:value-type="string" table:style-name="ce4">
            <text:p><text:s/>659.044.191-04</text:p>
          </table:table-cell>
          <table:table-cell office:value-type="string" table:style-name="ce4">
            <text:p>11/02/20 a 13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number-columns-spanned="1" table:number-rows-spanned="10" table:style-name="ce7">
            <text:p>PR-ES</text:p>
          </table:table-cell>
          <table:table-cell office:value-type="float" office:value="2020" table:number-columns-spanned="1" table:number-rows-spanned="10" table:style-name="ce7">
            <text:p>2020</text:p>
          </table:table-cell>
          <table:table-cell office:value-type="string" table:style-name="ce4">
            <text:p>EDSON WANDER BRONZONI</text:p>
          </table:table-cell>
          <table:table-cell office:value-type="string" table:style-name="ce4">
            <text:p><text:s/>015.221.747-96</text:p>
          </table:table-cell>
          <table:table-cell office:value-type="string" table:style-name="ce4">
            <text:p>06/02/20 a 06/05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HERVERTON FERREIRA DE SOUZA SOBRINHO</text:p>
          </table:table-cell>
          <table:table-cell office:value-type="string" table:style-name="ce4">
            <text:p><text:s/>860.336.462-15</text:p>
          </table:table-cell>
          <table:table-cell office:value-type="string" table:style-name="ce4">
            <text:p>14/01/20 a 08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ISRAEL LUCIANO PINTO</text:p>
          </table:table-cell>
          <table:table-cell office:value-type="string" table:style-name="ce4">
            <text:p><text:s/>112.654.537-64</text:p>
          </table:table-cell>
          <table:table-cell office:value-type="string" table:style-name="ce4">
            <text:p>17/02/20 a 16/05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5">
          <table:covered-table-cell/>
          <table:covered-table-cell/>
          <table:table-cell office:value-type="string" table:number-columns-spanned="1" table:number-rows-spanned="7" table:style-name="ce7">
            <text:p>SOLIMAR DE CARVALHO MARETO</text:p>
          </table:table-cell>
          <table:table-cell office:value-type="string" table:number-columns-spanned="1" table:number-rows-spanned="7" table:style-name="ce7">
            <text:p><text:s/>525.766.807-63</text:p>
          </table:table-cell>
          <table:table-cell office:value-type="string" table:number-columns-spanned="1" table:number-rows-spanned="6" table:style-name="ce7">
            <text:p>14/01/20 a 08/04/20</text:p>
          </table:table-cell>
          <table:table-cell office:value-type="string" table:number-columns-spanned="1" table:number-rows-spanned="6" table:style-name="ce7">
            <text:p>SIM</text:p>
          </table:table-cell>
          <table:table-cell office:value-type="string" table:style-name="ce5">
            <text:p>03/03/2020</text:p>
          </table:table-cell>
          <table:table-cell office:value-type="string" table:style-name="ce4">
            <text:p>TECNOLAR PEÇAS E SERVIÇOS</text:p>
          </table:table-cell>
          <table:table-cell office:value-type="string" table:style-name="ce4">
            <text:p>08.990.662/0001-68</text:p>
          </table:table-cell>
          <table:table-cell office:value-type="string" table:style-name="ce4">
            <text:p>CONSERTO DO FRIGOBAR DO DR. JÚLIO DE CASTILHOS.</text:p>
          </table:table-cell>
          <table:table-cell office:value-type="string" table:style-name="ce6">
            <text:p>R$ <text:s text:c="3"/>280,0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06/02/2020</text:p>
          </table:table-cell>
          <table:table-cell office:value-type="string" table:style-name="ce4">
            <text:p>CASA RARA COMERCIAL LTDA EPP</text:p>
          </table:table-cell>
          <table:table-cell office:value-type="string" table:style-name="ce4">
            <text:p>08.838.255/0001-30</text:p>
          </table:table-cell>
          <table:table-cell office:value-type="string" table:style-name="ce4">
            <text:p>AQUISIÇÃO DE MATERIAL NÃO DISPONÍVEL NO ALMOXARIFADO DA PR/ES.</text:p>
          </table:table-cell>
          <table:table-cell office:value-type="string" table:style-name="ce6">
            <text:p>R$ <text:s text:c="5"/>8,4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9/02/2020</text:p>
          </table:table-cell>
          <table:table-cell office:value-type="string" table:style-name="ce4">
            <text:p>MORANDI &amp; ROCHA LTDA- LOJAS ROMA</text:p>
          </table:table-cell>
          <table:table-cell office:value-type="string" table:style-name="ce4">
            <text:p>05.462.396/0001-02</text:p>
          </table:table-cell>
          <table:table-cell office:value-type="string" table:style-name="ce4">
            <text:p>AQUISIÇÃO DE MATERIAL NÃO DISPONÍVEL NO ALMOXARIFADO DA PR/ES.</text:p>
          </table:table-cell>
          <table:table-cell office:value-type="string" table:style-name="ce6">
            <text:p>R$ <text:s text:c="4"/>12,8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29/01/2020</text:p>
          </table:table-cell>
          <table:table-cell office:value-type="string" table:style-name="ce4">
            <text:p>BOZI MATERIAIS PARA CONSTRUÇÃO LTDA</text:p>
          </table:table-cell>
          <table:table-cell office:value-type="string" table:style-name="ce4">
            <text:p>27.830.116/0001-04</text:p>
          </table:table-cell>
          <table:table-cell office:value-type="string" table:style-name="ce4">
            <text:p>AQUISIÇÃO DE MATERIAL NÃO DISPONÍVEL NO ALMOXARIFADO DA PR/ES.</text:p>
          </table:table-cell>
          <table:table-cell office:value-type="string" table:style-name="ce6">
            <text:p>R$ <text:s text:c="3"/>115,0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8">
            <text:p>31/01/2020</text:p>
          </table:table-cell>
          <table:table-cell office:value-type="string" table:style-name="ce4">
            <text:p>BOZI MATERIAIS PARA CONSTRUÇÃO LTDA</text:p>
          </table:table-cell>
          <table:table-cell office:value-type="string" table:style-name="ce4">
            <text:p>27.830.116/0001-04</text:p>
          </table:table-cell>
          <table:table-cell office:value-type="string" table:style-name="ce4">
            <text:p>AQUISIÇÃO DE MATERIAL NÃO DISPONÍVEL NO ALMOXARIFADO DA PR/ES.</text:p>
          </table:table-cell>
          <table:table-cell office:value-type="string" table:style-name="ce6">
            <text:p>R$ <text:s text:c="3"/>132,0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CASA DOS PARAFUSOS ESTEVES LTDA</text:p>
          </table:table-cell>
          <table:table-cell office:value-type="string" table:style-name="ce4">
            <text:p>36.391.589/0001-43</text:p>
          </table:table-cell>
          <table:table-cell office:value-type="string" table:style-name="ce4">
            <text:p>AQUISIÇÃO DE MATERIAL NÃO DISPONÍVEL NO ALMOXARIFADO DA PR/ES.</text:p>
          </table:table-cell>
          <table:table-cell office:value-type="string" table:style-name="ce6">
            <text:p>R$ <text:s text:c="4"/>17,00<text:s/>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4">
            <text:p>24/03/20 a 21/06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number-columns-spanned="1" table:number-rows-spanned="31" table:style-name="ce7">
            <text:p>PR-MG</text:p>
          </table:table-cell>
          <table:table-cell office:value-type="float" office:value="2020" table:number-columns-spanned="1" table:number-rows-spanned="31" table:style-name="ce7">
            <text:p>2020</text:p>
          </table:table-cell>
          <table:table-cell office:value-type="string" table:number-columns-spanned="1" table:number-rows-spanned="2" table:style-name="ce7">
            <text:p>ALAN JULIUS NAVARRO</text:p>
          </table:table-cell>
          <table:table-cell office:value-type="string" table:number-columns-spanned="1" table:number-rows-spanned="2" table:style-name="ce7">
            <text:p><text:s/>060.265.386-07</text:p>
          </table:table-cell>
          <table:table-cell office:value-type="string" table:style-name="ce4">
            <text:p>13/03/20 a 12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4">
            <text:p>24/03/20 a 23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ANDRE GUSTAVO GOMES AMARAL</text:p>
          </table:table-cell>
          <table:table-cell office:value-type="string" table:style-name="ce4">
            <text:p><text:s/>822.942.406-34</text:p>
          </table:table-cell>
          <table:table-cell office:value-type="string" table:style-name="ce4">
            <text:p>17/01/20 a 16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ANGELO FERREIRA DA ROCHA JUNIOR</text:p>
          </table:table-cell>
          <table:table-cell office:value-type="string" table:style-name="ce4">
            <text:p><text:s/>086.369.806-90</text:p>
          </table:table-cell>
          <table:table-cell office:value-type="string" table:style-name="ce4">
            <text:p>30/01/20 a 29/02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number-columns-spanned="1" table:number-rows-spanned="2" table:style-name="ce7">
            <text:p>BRUNO HIPPERT VEIGA</text:p>
          </table:table-cell>
          <table:table-cell office:value-type="string" table:number-columns-spanned="1" table:number-rows-spanned="2" table:style-name="ce7">
            <text:p><text:s/>042.827.146-46</text:p>
          </table:table-cell>
          <table:table-cell office:value-type="string" table:style-name="ce4">
            <text:p>17/03/20 a 16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4">
            <text:p>31/01/20 a 11/03/20</text:p>
          </table:table-cell>
          <table:table-cell office:value-type="string" table:style-name="ce4">
            <text:p>SIM</text:p>
          </table:table-cell>
          <table:table-cell office:value-type="string" table:style-name="ce5">
            <text:p>06/02/2020</text:p>
          </table:table-cell>
          <table:table-cell office:value-type="string" table:style-name="ce4">
            <text:p>J.C.M. NITERÓI REFRIGERAÇÃO LTDA</text:p>
          </table:table-cell>
          <table:table-cell office:value-type="string" table:style-name="ce4">
            <text:p>08.824.171/0024-33</text:p>
          </table:table-cell>
          <table:table-cell office:value-type="string" table:style-name="ce4">
            <text:p>PARA CONTRATAÇÕES EM CARÁTER EXCEPCIONAL QUE POR SUA NATUREZA E URGÊNCIA NÃO PODEM SER CONTRATADAS POR MEIO DE PROCESSO NORMAL DE LICITAÇÃO OU DISPENSA. AQUISIÇÃO DE MATERIAL NECESSÁRIO A MANUTENÇÃO CORRETIVA DE DOIS APARELHOS CONDICIONADORES DE AR NAS DEPENDÊNCIAS DA SUBSECRETARIA JURÍDICA E DA SALA DE ATENDIMENTO AO CIDADÃO DA PRM JUIZ DE FORA.<text:s/></text:p>
          </table:table-cell>
          <table:table-cell office:value-type="string" table:style-name="ce6">
            <text:p>R$ <text:s text:c="3"/>659,97<text:s/>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DELVA DE ASSIS MARQUES</text:p>
          </table:table-cell>
          <table:table-cell office:value-type="string" table:style-name="ce4">
            <text:p><text:s/>127.880.038-70</text:p>
          </table:table-cell>
          <table:table-cell office:value-type="string" table:style-name="ce4">
            <text:p>17/03/20 a 16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DENISE RODRIGUES DE SOUZA</text:p>
          </table:table-cell>
          <table:table-cell office:value-type="string" table:style-name="ce4">
            <text:p><text:s/>811.278.807-30</text:p>
          </table:table-cell>
          <table:table-cell office:value-type="string" table:style-name="ce4">
            <text:p>18/03/20 a 17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5">
          <table:covered-table-cell/>
          <table:covered-table-cell/>
          <table:table-cell office:value-type="string" table:number-columns-spanned="1" table:number-rows-spanned="3" table:style-name="ce7">
            <text:p>FABIO EDUARDO PINTO COELHO</text:p>
          </table:table-cell>
          <table:table-cell office:value-type="string" table:number-columns-spanned="1" table:number-rows-spanned="3" table:style-name="ce7">
            <text:p><text:s/>032.458.926-32</text:p>
          </table:table-cell>
          <table:table-cell office:value-type="string" table:number-columns-spanned="1" table:number-rows-spanned="2" table:style-name="ce7">
            <text:p>07/02/20 a 08/03/20</text:p>
          </table:table-cell>
          <table:table-cell office:value-type="string" table:number-columns-spanned="1" table:number-rows-spanned="2" table:style-name="ce7">
            <text:p>SIM</text:p>
          </table:table-cell>
          <table:table-cell office:value-type="string" table:number-columns-spanned="1" table:number-rows-spanned="2" table:style-name="ce8">
            <text:p>17/02/2020</text:p>
          </table:table-cell>
          <table:table-cell office:value-type="string" table:style-name="ce4">
            <text:p>PAULO HENRIQUE DAVILA ME - RODOGAS</text:p>
          </table:table-cell>
          <table:table-cell office:value-type="string" table:style-name="ce4">
            <text:p>10.249.911/0001-00</text:p>
          </table:table-cell>
          <table:table-cell office:value-type="string" table:style-name="ce4">
            <text:p>AQUISIÇÃO DE GÁS DE COZINHA PARA BOTIJÃO DE 13KG.</text:p>
          </table:table-cell>
          <table:table-cell office:value-type="string" table:style-name="ce6">
            <text:p>R$ <text:s text:c="4"/>65,0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T.B.M. SATHLER</text:p>
          </table:table-cell>
          <table:table-cell office:value-type="string" table:style-name="ce4">
            <text:p>03.276.311/0001-76</text:p>
          </table:table-cell>
          <table:table-cell office:value-type="string" table:style-name="ce4">
            <text:p>AQUISIÇÃO E TROCA DE PEÇAS DO MOTOR DO PORTÃO ELETRÔNICO DA GARAGEM (SENSOR, ÍMÃ E GOMO DE CREMALHEIRA), ALÉM DE AQUISIÇÃO DE GÁS DE COZINHA DE 13KG.</text:p>
          </table:table-cell>
          <table:table-cell office:value-type="string" table:style-name="ce6">
            <text:p>R$ <text:s text:c="3"/>175,00<text:s/>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4">
            <text:p>17/03/20 a 16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KARINA EL CORAB TROTTA LARA</text:p>
          </table:table-cell>
          <table:table-cell office:value-type="string" table:style-name="ce4">
            <text:p><text:s/>993.034.266-49</text:p>
          </table:table-cell>
          <table:table-cell office:value-type="string" table:style-name="ce4">
            <text:p>13/03/20 a 12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number-columns-spanned="1" table:number-rows-spanned="4" table:style-name="ce7">
            <text:p>MARCELINO OLIVEIRA SILVA</text:p>
          </table:table-cell>
          <table:table-cell office:value-type="string" table:number-columns-spanned="1" table:number-rows-spanned="4" table:style-name="ce7">
            <text:p><text:s/>882.758.766-72</text:p>
          </table:table-cell>
          <table:table-cell office:value-type="string" table:style-name="ce4">
            <text:p>09/01/20 a 08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4">
            <text:p>13/03/20 a 12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7">
            <text:p>20/01/20 a 19/02/20</text:p>
          </table:table-cell>
          <table:table-cell office:value-type="string" table:number-columns-spanned="1" table:number-rows-spanned="2" table:style-name="ce7">
            <text:p>SIM</text:p>
          </table:table-cell>
          <table:table-cell office:value-type="string" table:style-name="ce5">
            <text:p>21/01/2020</text:p>
          </table:table-cell>
          <table:table-cell office:value-type="string" table:style-name="ce4">
            <text:p>WATTOHMS TELECOMUNICAÇÕES LTDA</text:p>
          </table:table-cell>
          <table:table-cell office:value-type="string" table:style-name="ce4">
            <text:p>00.484.764/0001-08</text:p>
          </table:table-cell>
          <table:table-cell office:value-type="string" table:style-name="ce4">
            <text:p>SERVIÇO DE MANUTENÇÃO NO MOTOR DO PORTAL DA GARAGEM DA PRM-PASSOS.</text:p>
          </table:table-cell>
          <table:table-cell office:value-type="string" table:style-name="ce6">
            <text:p>R$ <text:s text:c="3"/>180,00<text:s/></text:p>
          </table:table-cell>
          <table:table-cell table:number-columns-repeated="16373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29/01/2020</text:p>
          </table:table-cell>
          <table:table-cell office:value-type="string" table:style-name="ce4">
            <text:p>KELEN IRACEMA DE OLIVEIRA ME - ART MINAS</text:p>
          </table:table-cell>
          <table:table-cell office:value-type="string" table:style-name="ce4">
            <text:p>21.484.226/0001-85</text:p>
          </table:table-cell>
          <table:table-cell office:value-type="string" table:style-name="ce4">
            <text:p>AQUISIÇÃO DE ADESIVOS DE SEGURANÇA PARA SINALIZAÇÃO DA PORTA DE VIDRO DA RECEPÇÃO DA PRM-PASSOS.</text:p>
          </table:table-cell>
          <table:table-cell office:value-type="string" table:style-name="ce6">
            <text:p>R$ <text:s text:c="4"/>75,00<text:s/>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number-columns-spanned="1" table:number-rows-spanned="3" table:style-name="ce7">
            <text:p>MARIA DE FATIMA SILVA LACERDA</text:p>
          </table:table-cell>
          <table:table-cell office:value-type="string" table:number-columns-spanned="1" table:number-rows-spanned="3" table:style-name="ce7">
            <text:p><text:s/>664.213.306-49</text:p>
          </table:table-cell>
          <table:table-cell office:value-type="string" table:style-name="ce4">
            <text:p>17/03/20 a 16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7">
            <text:p>18/02/20 a 19/03/20</text:p>
          </table:table-cell>
          <table:table-cell office:value-type="string" table:number-columns-spanned="1" table:number-rows-spanned="2" table:style-name="ce7">
            <text:p>SIM</text:p>
          </table:table-cell>
          <table:table-cell office:value-type="string" table:number-columns-spanned="1" table:number-rows-spanned="2" table:style-name="ce8">
            <text:p>19/02/2020</text:p>
          </table:table-cell>
          <table:table-cell office:value-type="string" table:style-name="ce4">
            <text:p>DIVINOGAS - DIVINÓPOLIS GÁS E ÁGUA MINERAL LTDA.</text:p>
          </table:table-cell>
          <table:table-cell office:value-type="string" table:style-name="ce4">
            <text:p>22.616.972/0001-48</text:p>
          </table:table-cell>
          <table:table-cell office:value-type="string" table:style-name="ce4">
            <text:p>O GÁS DE COZINHA ACABOU E ADQUIRIMOS UM NOVO BUJÃO DE GÁS.</text:p>
          </table:table-cell>
          <table:table-cell office:value-type="string" table:style-name="ce6">
            <text:p>R$ <text:s text:c="4"/>75,00<text:s/></text:p>
          </table:table-cell>
          <table:table-cell table:number-columns-repeated="16373"/>
        </table:table-row>
        <table:table-row table:style-name="ro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SÃO GERALDO ACABAMENTOS LTDA. - MEGAMETAL</text:p>
          </table:table-cell>
          <table:table-cell office:value-type="string" table:style-name="ce4">
            <text:p>06.235.137/0001-01</text:p>
          </table:table-cell>
          <table:table-cell office:value-type="string" table:style-name="ce4">
            <text:p>O REPARO E ACIONADOR DE DESCARGA DO BANHEIRO DO GABINETE DO 2º OFÍCIO SE ESTRAGOU. FOI NECESSÁRIO FAZER A TROCA POR UM NOVO.</text:p>
          </table:table-cell>
          <table:table-cell office:value-type="string" table:style-name="ce6">
            <text:p>R$ <text:s text:c="4"/>80,0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7">
            <text:p>MAURICIO VIEIRA RAMOS</text:p>
          </table:table-cell>
          <table:table-cell office:value-type="string" table:number-columns-spanned="1" table:number-rows-spanned="3" table:style-name="ce7">
            <text:p><text:s/>055.187.306-08</text:p>
          </table:table-cell>
          <table:table-cell office:value-type="string" table:number-columns-spanned="1" table:number-rows-spanned="2" table:style-name="ce7">
            <text:p>18/02/20 a 19/03/20</text:p>
          </table:table-cell>
          <table:table-cell office:value-type="string" table:number-columns-spanned="1" table:number-rows-spanned="2" table:style-name="ce7">
            <text:p>SIM</text:p>
          </table:table-cell>
          <table:table-cell office:value-type="string" table:number-columns-spanned="1" table:number-rows-spanned="2" table:style-name="ce8">
            <text:p>19/02/2020</text:p>
          </table:table-cell>
          <table:table-cell office:value-type="string" table:number-columns-spanned="1" table:number-rows-spanned="2" table:style-name="ce7">
            <text:p>LUMIGAS COMERCIO E TRANSPORTES LTDA</text:p>
          </table:table-cell>
          <table:table-cell office:value-type="string" table:number-columns-spanned="1" table:number-rows-spanned="2" table:style-name="ce7">
            <text:p>02.424.764/0001-30</text:p>
          </table:table-cell>
          <table:table-cell office:value-type="string" table:style-name="ce4">
            <text:p>AQUISIÇÃO DE GÁS GLP PARA CONTINUAÇÃO DOS SERVIÇOS DA COPA.</text:p>
          </table:table-cell>
          <table:table-cell office:value-type="string" table:style-name="ce6">
            <text:p>R$ <text:s text:c="4"/>70,0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AQUISIÇÃO DE GÁS GLP PARA CONTINUÇÃO DOS SERVIÇOS DA COPA.</text:p>
          </table:table-cell>
          <table:table-cell office:value-type="string" table:style-name="ce6">
            <text:p>R$ <text:s text:c="4"/>70,00<text:s/></text:p>
          </table:table-cell>
          <table:table-cell table:number-columns-repeated="16373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style-name="ce4">
            <text:p>19/02/20 a 20/03/20</text:p>
          </table:table-cell>
          <table:table-cell office:value-type="string" table:style-name="ce4">
            <text:p>SIM</text:p>
          </table:table-cell>
          <table:table-cell office:value-type="string" table:style-name="ce5">
            <text:p>20/02/2020</text:p>
          </table:table-cell>
          <table:table-cell office:value-type="string" table:style-name="ce4">
            <text:p>SETTA FIOS E CABOS LTDA</text:p>
          </table:table-cell>
          <table:table-cell office:value-type="string" table:style-name="ce4">
            <text:p>01.134.726/0001-80</text:p>
          </table:table-cell>
          <table:table-cell office:value-type="string" table:style-name="ce4">
            <text:p>COMPRA DE FILTRO DE LINHA PARA MELHOR DISTRIBUIÇÃO DOS CIRCUITOS DA REDE ELETRICA NA UNIDADE.</text:p>
          </table:table-cell>
          <table:table-cell office:value-type="string" table:style-name="ce6">
            <text:p>R$ <text:s text:c="4"/>75,0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RODRIGO OTAVIO DA SILVA HORTA</text:p>
          </table:table-cell>
          <table:table-cell office:value-type="string" table:style-name="ce4">
            <text:p><text:s/>003.363.746-66</text:p>
          </table:table-cell>
          <table:table-cell office:value-type="string" table:style-name="ce4">
            <text:p>13/03/20 a 12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number-columns-spanned="1" table:number-rows-spanned="5" table:style-name="ce7">
            <text:p>WALISON CARLOS SILVA</text:p>
          </table:table-cell>
          <table:table-cell office:value-type="string" table:number-columns-spanned="1" table:number-rows-spanned="5" table:style-name="ce7">
            <text:p><text:s/>037.325.526-83</text:p>
          </table:table-cell>
          <table:table-cell office:value-type="string" table:number-columns-spanned="1" table:number-rows-spanned="2" table:style-name="ce7">
            <text:p>11/02/20 a 12/03/20</text:p>
          </table:table-cell>
          <table:table-cell office:value-type="string" table:number-columns-spanned="1" table:number-rows-spanned="2" table:style-name="ce7">
            <text:p>SIM</text:p>
          </table:table-cell>
          <table:table-cell office:value-type="string" table:number-columns-spanned="1" table:number-rows-spanned="2" table:style-name="ce8">
            <text:p>14/02/2020</text:p>
          </table:table-cell>
          <table:table-cell office:value-type="string" table:style-name="ce4">
            <text:p>CARVALHO E GARDINGO LTDA</text:p>
          </table:table-cell>
          <table:table-cell office:value-type="string" table:style-name="ce4">
            <text:p>71.118.939/0001-01</text:p>
          </table:table-cell>
          <table:table-cell office:value-type="string" table:style-name="ce4">
            <text:p>AQUISIÇÃO DE GAS DE COZINHA.</text:p>
          </table:table-cell>
          <table:table-cell office:value-type="string" table:style-name="ce6">
            <text:p>R$ <text:s text:c="4"/>81,00<text:s/></text:p>
          </table:table-cell>
          <table:table-cell table:number-columns-repeated="16373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DEPÓSITO MUNDO DAS CONSTRUÇÕES</text:p>
          </table:table-cell>
          <table:table-cell office:value-type="string" table:style-name="ce4">
            <text:p>12.320.434/0001-58</text:p>
          </table:table-cell>
          <table:table-cell office:value-type="string" table:style-name="ce4">
            <text:p>ATENDER DEMANDA URGENTE QUE CONSISTE NA AQUISIÇÃO DE CAIXA DE PASSAGEM, FITA ISOLANTE ALTA FUSÃO E REFLETOR EM LED.</text:p>
          </table:table-cell>
          <table:table-cell office:value-type="string" table:style-name="ce6">
            <text:p>R$ <text:s text:c="3"/>113,9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7">
            <text:p>13/01/20 a 12/02/20</text:p>
          </table:table-cell>
          <table:table-cell office:value-type="string" table:number-columns-spanned="1" table:number-rows-spanned="2" table:style-name="ce7">
            <text:p>SIM</text:p>
          </table:table-cell>
          <table:table-cell office:value-type="string" table:style-name="ce5">
            <text:p>20/01/2020</text:p>
          </table:table-cell>
          <table:table-cell office:value-type="string" table:style-name="ce4">
            <text:p>TEMPERVALE</text:p>
          </table:table-cell>
          <table:table-cell office:value-type="string" table:style-name="ce4">
            <text:p>10.870.696/0001-60</text:p>
          </table:table-cell>
          <table:table-cell office:value-type="string" table:style-name="ce4">
            <text:p>AQUISIÇÃO DE MATERIAL PARA MANUTENÇÃO DE BOX PARA BANHEIRO.</text:p>
          </table:table-cell>
          <table:table-cell office:value-type="string" table:style-name="ce6">
            <text:p>R$ <text:s text:c="3"/>240,00<text:s/></text:p>
          </table:table-cell>
          <table:table-cell table:number-columns-repeated="16373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23/01/2020</text:p>
          </table:table-cell>
          <table:table-cell office:value-type="string" table:style-name="ce4">
            <text:p>DEPÓSITO MUNDO DAS CONSTRUÇÕES</text:p>
          </table:table-cell>
          <table:table-cell office:value-type="string" table:style-name="ce4">
            <text:p>12.320.434/0001-58</text:p>
          </table:table-cell>
          <table:table-cell office:value-type="string" table:style-name="ce4">
            <text:p>AQUISIÇÃO DE LONA PLÁSTICA, TENDO EM VISTA VAZAMENTOS APRESENTADOS NO TELHADO COM AS CHUVAS.</text:p>
          </table:table-cell>
          <table:table-cell office:value-type="string" table:style-name="ce6">
            <text:p>R$ <text:s text:c="3"/>160,00<text:s/>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4">
            <text:p>17/03/20 a 16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7">
            <text:p>WILSON AKIO TAKEUTI</text:p>
          </table:table-cell>
          <table:table-cell office:value-type="string" table:number-columns-spanned="1" table:number-rows-spanned="3" table:style-name="ce7">
            <text:p><text:s/>047.795.108-21</text:p>
          </table:table-cell>
          <table:table-cell office:value-type="string" table:style-name="ce4">
            <text:p>04/03/20 a 03/04/20</text:p>
          </table:table-cell>
          <table:table-cell office:value-type="string" table:style-name="ce4">
            <text:p>SIM</text:p>
          </table:table-cell>
          <table:table-cell office:value-type="string" table:style-name="ce5">
            <text:p>05/03/2020</text:p>
          </table:table-cell>
          <table:table-cell office:value-type="string" table:style-name="ce4">
            <text:p>FLAMAGAS LTDA</text:p>
          </table:table-cell>
          <table:table-cell office:value-type="string" table:style-name="ce4">
            <text:p>00.414.683/0001-23</text:p>
          </table:table-cell>
          <table:table-cell office:value-type="string" table:style-name="ce4">
            <text:p>UTILIZAÇÃO NA COPA DA PRM-UBERABA.</text:p>
          </table:table-cell>
          <table:table-cell office:value-type="string" table:style-name="ce6">
            <text:p>R$ <text:s text:c="4"/>68,00<text:s/>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4">
            <text:p>13/03/20 a 12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4">
            <text:p>26/03/20 a 25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number-columns-spanned="1" table:number-rows-spanned="8" table:style-name="ce7">
            <text:p>PR-MT</text:p>
          </table:table-cell>
          <table:table-cell office:value-type="float" office:value="2020" table:number-columns-spanned="1" table:number-rows-spanned="8" table:style-name="ce7">
            <text:p>2020</text:p>
          </table:table-cell>
          <table:table-cell office:value-type="string" table:style-name="ce4">
            <text:p>GICELIA AMARANTE MOTA</text:p>
          </table:table-cell>
          <table:table-cell office:value-type="string" table:style-name="ce4">
            <text:p><text:s/>964.653.791-04</text:p>
          </table:table-cell>
          <table:table-cell office:value-type="string" table:style-name="ce4">
            <text:p>07/02/20 a 10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JAIR FONSECA GONZAGA</text:p>
          </table:table-cell>
          <table:table-cell office:value-type="string" table:style-name="ce4">
            <text:p><text:s/>371.336.321-87</text:p>
          </table:table-cell>
          <table:table-cell office:value-type="string" table:style-name="ce4">
            <text:p>20/03/20 a 29/05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JEFFERSON MARQUES ROSA PASSOS</text:p>
          </table:table-cell>
          <table:table-cell office:value-type="string" table:style-name="ce4">
            <text:p><text:s/>018.924.371-63</text:p>
          </table:table-cell>
          <table:table-cell office:value-type="string" table:style-name="ce4">
            <text:p>26/03/20 a 29/05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JOAO PAULO GOUVEIA PEREIRA</text:p>
          </table:table-cell>
          <table:table-cell office:value-type="string" table:style-name="ce4">
            <text:p><text:s/>013.023.841-47</text:p>
          </table:table-cell>
          <table:table-cell office:value-type="string" table:style-name="ce4">
            <text:p>07/02/20 a 10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JORGE ANDRE SCHNEIDER</text:p>
          </table:table-cell>
          <table:table-cell office:value-type="string" table:style-name="ce4">
            <text:p><text:s/>907.950.751-20</text:p>
          </table:table-cell>
          <table:table-cell office:value-type="string" table:style-name="ce4">
            <text:p>10/02/20 a 10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JOSE SALOMAO FERNANDES PEREIRA</text:p>
          </table:table-cell>
          <table:table-cell office:value-type="string" table:style-name="ce4">
            <text:p><text:s/>390.501.572-20</text:p>
          </table:table-cell>
          <table:table-cell office:value-type="string" table:style-name="ce4">
            <text:p>20/03/20 a 24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RODRIGO MOREIRA DE SOUZA ROCHA</text:p>
          </table:table-cell>
          <table:table-cell office:value-type="string" table:style-name="ce4">
            <text:p><text:s/>030.091.236-63</text:p>
          </table:table-cell>
          <table:table-cell office:value-type="string" table:style-name="ce4">
            <text:p>07/02/20 a 10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RONALDO DA CRUZ SILVA</text:p>
          </table:table-cell>
          <table:table-cell office:value-type="string" table:style-name="ce4">
            <text:p><text:s/>135.399.748-06</text:p>
          </table:table-cell>
          <table:table-cell office:value-type="string" table:style-name="ce4">
            <text:p>11/02/20 a 24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table-cell office:value-type="string" table:number-columns-spanned="1" table:number-rows-spanned="7" table:style-name="ce7">
            <text:p>PR-PB</text:p>
          </table:table-cell>
          <table:table-cell office:value-type="float" office:value="2020" table:number-columns-spanned="1" table:number-rows-spanned="7" table:style-name="ce7">
            <text:p>2020</text:p>
          </table:table-cell>
          <table:table-cell office:value-type="string" table:style-name="ce4">
            <text:p>ANTONIO CARLOS ANDRADE DA SILVA</text:p>
          </table:table-cell>
          <table:table-cell office:value-type="string" table:style-name="ce4">
            <text:p><text:s/>089.557.974-00</text:p>
          </table:table-cell>
          <table:table-cell office:value-type="string" table:style-name="ce4">
            <text:p>13/01/20 a 11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number-columns-spanned="1" table:number-rows-spanned="2" table:style-name="ce7">
            <text:p>CAROLINA AZEVEDO TORRES DELGADO</text:p>
          </table:table-cell>
          <table:table-cell office:value-type="string" table:number-columns-spanned="1" table:number-rows-spanned="2" table:style-name="ce7">
            <text:p><text:s/>930.615.444-53</text:p>
          </table:table-cell>
          <table:table-cell office:value-type="string" table:style-name="ce4">
            <text:p>04/03/20 a 01/06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4">
            <text:p>28/01/20 a 26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number-columns-spanned="1" table:number-rows-spanned="2" table:style-name="ce7">
            <text:p>GRACE GALVAO RIBEIRO</text:p>
          </table:table-cell>
          <table:table-cell office:value-type="string" table:number-columns-spanned="1" table:number-rows-spanned="2" table:style-name="ce7">
            <text:p><text:s/>759.447.584-49</text:p>
          </table:table-cell>
          <table:table-cell office:value-type="string" table:style-name="ce4">
            <text:p>23/01/20 a 21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4">
            <text:p>28/02/20 a 27/05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GUSTAVO CLARINDO GOMES</text:p>
          </table:table-cell>
          <table:table-cell office:value-type="string" table:style-name="ce4">
            <text:p><text:s/>023.988.804-94</text:p>
          </table:table-cell>
          <table:table-cell office:value-type="string" table:style-name="ce4">
            <text:p>04/02/20 a 03/05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JOSE PEREIRA DOS SANTOS</text:p>
          </table:table-cell>
          <table:table-cell office:value-type="string" table:style-name="ce4">
            <text:p><text:s/>845.322.208-82</text:p>
          </table:table-cell>
          <table:table-cell office:value-type="string" table:style-name="ce4">
            <text:p>10/01/20 a 08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number-columns-spanned="1" table:number-rows-spanned="8" table:style-name="ce7">
            <text:p>PR-PI</text:p>
          </table:table-cell>
          <table:table-cell office:value-type="float" office:value="2020" table:number-columns-spanned="1" table:number-rows-spanned="8" table:style-name="ce7">
            <text:p>2020</text:p>
          </table:table-cell>
          <table:table-cell office:value-type="string" table:style-name="ce4">
            <text:p>DIONE VIEIRA DOS SANTOS</text:p>
          </table:table-cell>
          <table:table-cell office:value-type="string" table:style-name="ce4">
            <text:p><text:s/>515.345.173-91</text:p>
          </table:table-cell>
          <table:table-cell office:value-type="string" table:style-name="ce4">
            <text:p>21/01/20 a 20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JACKSON JANE AGUIAR SANTOS</text:p>
          </table:table-cell>
          <table:table-cell office:value-type="string" table:style-name="ce4">
            <text:p><text:s/>013.915.973-89</text:p>
          </table:table-cell>
          <table:table-cell office:value-type="string" table:style-name="ce4">
            <text:p>21/01/20 a 20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JOSE AREOLINO ALVES MAIA DE CARVALHO</text:p>
          </table:table-cell>
          <table:table-cell office:value-type="string" table:style-name="ce4">
            <text:p><text:s/>757.604.013-00</text:p>
          </table:table-cell>
          <table:table-cell office:value-type="string" table:style-name="ce4">
            <text:p>03/02/20 a 10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LINO ICARO MOURA HOMONNAI REIS</text:p>
          </table:table-cell>
          <table:table-cell office:value-type="string" table:style-name="ce4">
            <text:p><text:s/>025.017.633-51</text:p>
          </table:table-cell>
          <table:table-cell office:value-type="string" table:style-name="ce4">
            <text:p>18/02/20 a 01/05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LUCIANO MOURA SANTOS</text:p>
          </table:table-cell>
          <table:table-cell office:value-type="string" table:style-name="ce4">
            <text:p><text:s/>003.024.563-09</text:p>
          </table:table-cell>
          <table:table-cell office:value-type="string" table:style-name="ce4">
            <text:p>20/02/20 a 01/05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MAURO BEZERRA CASSIANO DA SILVA</text:p>
          </table:table-cell>
          <table:table-cell office:value-type="string" table:style-name="ce4">
            <text:p><text:s/>810.109.663-91</text:p>
          </table:table-cell>
          <table:table-cell office:value-type="string" table:style-name="ce4">
            <text:p>27/01/20 a 26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number-columns-spanned="1" table:number-rows-spanned="2" table:style-name="ce7">
            <text:p>THIAGO PATRICK ROSA BRITO</text:p>
          </table:table-cell>
          <table:table-cell office:value-type="string" table:number-columns-spanned="1" table:number-rows-spanned="2" table:style-name="ce7">
            <text:p><text:s/>006.592.253-01</text:p>
          </table:table-cell>
          <table:table-cell office:value-type="string" table:style-name="ce4">
            <text:p>16/03/20 a 05/06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4">
            <text:p>18/02/20 a 01/05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5">
          <table:table-cell office:value-type="string" table:number-columns-spanned="1" table:number-rows-spanned="17" table:style-name="ce7">
            <text:p>PR-PR</text:p>
          </table:table-cell>
          <table:table-cell office:value-type="float" office:value="2020" table:number-columns-spanned="1" table:number-rows-spanned="17" table:style-name="ce7">
            <text:p>2020</text:p>
          </table:table-cell>
          <table:table-cell office:value-type="string" table:style-name="ce4">
            <text:p>BIBIANA ALVES MORANGUEIRA TOMAZ DE AQUINO</text:p>
          </table:table-cell>
          <table:table-cell office:value-type="string" table:style-name="ce4">
            <text:p><text:s/>041.842.049-10</text:p>
          </table:table-cell>
          <table:table-cell office:value-type="string" table:style-name="ce4">
            <text:p>05/02/20 a 24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number-columns-spanned="1" table:number-rows-spanned="2" table:style-name="ce7">
            <text:p>DAMARIO BARBARA DA SILVA</text:p>
          </table:table-cell>
          <table:table-cell office:value-type="string" table:number-columns-spanned="1" table:number-rows-spanned="2" table:style-name="ce7">
            <text:p><text:s/>555.260.559-49</text:p>
          </table:table-cell>
          <table:table-cell office:value-type="string" table:style-name="ce4">
            <text:p>01/04/20 a 27/05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4">
            <text:p>15/01/20 a 23/03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EDER DOS SANTOS BUENO</text:p>
          </table:table-cell>
          <table:table-cell office:value-type="string" table:style-name="ce4">
            <text:p><text:s/>604.602.539-72</text:p>
          </table:table-cell>
          <table:table-cell office:value-type="string" table:style-name="ce4">
            <text:p>07/02/20 a 24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EDSON CANDIDO DO ROSARIO</text:p>
          </table:table-cell>
          <table:table-cell office:value-type="string" table:style-name="ce4">
            <text:p><text:s/>392.181.719-68</text:p>
          </table:table-cell>
          <table:table-cell office:value-type="string" table:style-name="ce4">
            <text:p>22/01/20 a 23/03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EDSON MASSAO ENOKIDA</text:p>
          </table:table-cell>
          <table:table-cell office:value-type="string" table:style-name="ce4">
            <text:p><text:s/>016.544.499-11</text:p>
          </table:table-cell>
          <table:table-cell office:value-type="string" table:style-name="ce4">
            <text:p>15/01/20 a 23/03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number-columns-spanned="1" table:number-rows-spanned="2" table:style-name="ce7">
            <text:p>ERNESTO OLIVEIRA BENTO DE MELO SEGUNDO</text:p>
          </table:table-cell>
          <table:table-cell office:value-type="string" table:number-columns-spanned="1" table:number-rows-spanned="2" table:style-name="ce7">
            <text:p><text:s/>589.195.382-04</text:p>
          </table:table-cell>
          <table:table-cell office:value-type="string" table:style-name="ce4">
            <text:p>01/04/20 a 27/05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4">
            <text:p>15/01/20 a 23/03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GERIMARIO DE SOUSA MOURA</text:p>
          </table:table-cell>
          <table:table-cell office:value-type="string" table:style-name="ce4">
            <text:p><text:s/>218.536.608-41</text:p>
          </table:table-cell>
          <table:table-cell office:value-type="string" table:style-name="ce4">
            <text:p>15/01/20 a 23/03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HENRIQUE CEZAR MARTINS LEONCIO</text:p>
          </table:table-cell>
          <table:table-cell office:value-type="string" table:style-name="ce4">
            <text:p><text:s/>005.442.889-04</text:p>
          </table:table-cell>
          <table:table-cell office:value-type="string" table:style-name="ce4">
            <text:p>13/02/20 a 24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JOSE CARLOS SCHMIDT</text:p>
          </table:table-cell>
          <table:table-cell office:value-type="string" table:style-name="ce4">
            <text:p><text:s/>804.202.229-87</text:p>
          </table:table-cell>
          <table:table-cell office:value-type="string" table:style-name="ce4">
            <text:p>05/02/20 a 24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number-columns-spanned="1" table:number-rows-spanned="2" table:style-name="ce7">
            <text:p>ROGERIO ADAMI</text:p>
          </table:table-cell>
          <table:table-cell office:value-type="string" table:number-columns-spanned="1" table:number-rows-spanned="2" table:style-name="ce7">
            <text:p><text:s/>402.166.320-72</text:p>
          </table:table-cell>
          <table:table-cell office:value-type="string" table:style-name="ce4">
            <text:p>15/01/20 a 23/03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4">
            <text:p>23/03/20 a 27/05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number-columns-spanned="1" table:number-rows-spanned="2" table:style-name="ce7">
            <text:p>ROGERIO DOBRZANSKI FERREIRA</text:p>
          </table:table-cell>
          <table:table-cell office:value-type="string" table:number-columns-spanned="1" table:number-rows-spanned="2" table:style-name="ce7">
            <text:p><text:s/>052.989.599-46</text:p>
          </table:table-cell>
          <table:table-cell office:value-type="string" table:style-name="ce4">
            <text:p>15/01/20 a 23/03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4">
            <text:p>23/03/20 a 27/05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SILVANA SOUZA DA SILVA</text:p>
          </table:table-cell>
          <table:table-cell office:value-type="string" table:style-name="ce4">
            <text:p><text:s/>925.736.739-87</text:p>
          </table:table-cell>
          <table:table-cell office:value-type="string" table:style-name="ce4">
            <text:p>15/01/20 a 23/03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WILSON JOSE DEMORI</text:p>
          </table:table-cell>
          <table:table-cell office:value-type="string" table:style-name="ce4">
            <text:p><text:s/>834.044.909-59</text:p>
          </table:table-cell>
          <table:table-cell office:value-type="string" table:style-name="ce4">
            <text:p>05/02/20 a 24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number-columns-spanned="1" table:number-rows-spanned="18" table:style-name="ce7">
            <text:p>PR-RJ</text:p>
          </table:table-cell>
          <table:table-cell office:value-type="float" office:value="2020" table:number-columns-spanned="1" table:number-rows-spanned="18" table:style-name="ce7">
            <text:p>2020</text:p>
          </table:table-cell>
          <table:table-cell office:value-type="string" table:style-name="ce4">
            <text:p>ALEXANDER AFFONSO</text:p>
          </table:table-cell>
          <table:table-cell office:value-type="string" table:style-name="ce4">
            <text:p><text:s/>069.561.567-09</text:p>
          </table:table-cell>
          <table:table-cell office:value-type="string" table:style-name="ce4">
            <text:p>16/01/20 a 14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ANGELO STROLIGO PECLY</text:p>
          </table:table-cell>
          <table:table-cell office:value-type="string" table:style-name="ce4">
            <text:p><text:s/>041.839.667-10</text:p>
          </table:table-cell>
          <table:table-cell office:value-type="string" table:style-name="ce4">
            <text:p>07/02/20 a 06/05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ANICELIO TAVARES MARTINS</text:p>
          </table:table-cell>
          <table:table-cell office:value-type="string" table:style-name="ce4">
            <text:p><text:s/>397.497.707-49</text:p>
          </table:table-cell>
          <table:table-cell office:value-type="string" table:style-name="ce4">
            <text:p>23/01/20 a 21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CARINA FAULSTICH NEVES JOSIAS</text:p>
          </table:table-cell>
          <table:table-cell office:value-type="string" table:style-name="ce4">
            <text:p><text:s/>070.495.407-90</text:p>
          </table:table-cell>
          <table:table-cell office:value-type="string" table:style-name="ce4">
            <text:p>13/01/20 a 10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CARLOS JORGE NUNES PEDREIRA</text:p>
          </table:table-cell>
          <table:table-cell office:value-type="string" table:style-name="ce4">
            <text:p><text:s/>769.377.047-04</text:p>
          </table:table-cell>
          <table:table-cell office:value-type="string" table:style-name="ce4">
            <text:p>28/01/20 a 24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DAISY DE AZEVEDO SIQUEIRA SANTOS</text:p>
          </table:table-cell>
          <table:table-cell office:value-type="string" table:style-name="ce4">
            <text:p><text:s/>890.424.257-68</text:p>
          </table:table-cell>
          <table:table-cell office:value-type="string" table:style-name="ce4">
            <text:p>08/01/20 a 06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DAYAN REYNIER DIB FERREIRA</text:p>
          </table:table-cell>
          <table:table-cell office:value-type="string" table:style-name="ce4">
            <text:p><text:s/>076.325.777-00</text:p>
          </table:table-cell>
          <table:table-cell office:value-type="string" table:style-name="ce4">
            <text:p>14/01/20 a 10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GUSTAVO FRANCA MORAIS COELHO</text:p>
          </table:table-cell>
          <table:table-cell office:value-type="string" table:style-name="ce4">
            <text:p><text:s/>058.838.947-12</text:p>
          </table:table-cell>
          <table:table-cell office:value-type="string" table:style-name="ce4">
            <text:p>10/01/20 a 08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HAROLDO DE ALMEIDA RANGEL JUNIOR</text:p>
          </table:table-cell>
          <table:table-cell office:value-type="string" table:style-name="ce4">
            <text:p><text:s/>990.741.767-04</text:p>
          </table:table-cell>
          <table:table-cell office:value-type="string" table:style-name="ce4">
            <text:p>13/01/20 a 10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JEFFERSON DA SILVA PIRES</text:p>
          </table:table-cell>
          <table:table-cell office:value-type="string" table:style-name="ce4">
            <text:p><text:s/>021.795.877-08</text:p>
          </table:table-cell>
          <table:table-cell office:value-type="string" table:style-name="ce4">
            <text:p>20/02/20 a 19/05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LIDIA MARIA CORREA MACEDO</text:p>
          </table:table-cell>
          <table:table-cell office:value-type="string" table:style-name="ce4">
            <text:p><text:s/>003.348.417-12</text:p>
          </table:table-cell>
          <table:table-cell office:value-type="string" table:style-name="ce4">
            <text:p>27/01/20 a 24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LIVIA NUNES RODRIGUES LEME</text:p>
          </table:table-cell>
          <table:table-cell office:value-type="string" table:style-name="ce4">
            <text:p><text:s/>091.279.167-58</text:p>
          </table:table-cell>
          <table:table-cell office:value-type="string" table:style-name="ce4">
            <text:p>28/01/20 a 24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MARIA DE JESUS DOS SANTOS CARVALHO</text:p>
          </table:table-cell>
          <table:table-cell office:value-type="string" table:style-name="ce4">
            <text:p><text:s/>872.163.967-15</text:p>
          </table:table-cell>
          <table:table-cell office:value-type="string" table:style-name="ce4">
            <text:p>19/02/20 a 18/05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PAULO ROBERTO DA SILVA VIDAL</text:p>
          </table:table-cell>
          <table:table-cell office:value-type="string" table:style-name="ce4">
            <text:p><text:s/>032.150.187-05</text:p>
          </table:table-cell>
          <table:table-cell office:value-type="string" table:style-name="ce4">
            <text:p>28/01/20 a 24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RUBEM TOSTES PEREIRA</text:p>
          </table:table-cell>
          <table:table-cell office:value-type="string" table:style-name="ce4">
            <text:p><text:s/>903.151.897-20</text:p>
          </table:table-cell>
          <table:table-cell office:value-type="string" table:style-name="ce4">
            <text:p>10/02/20 a 09/05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number-columns-spanned="1" table:number-rows-spanned="2" table:style-name="ce7">
            <text:p>SANDRO FERREIRA TAVARES</text:p>
          </table:table-cell>
          <table:table-cell office:value-type="string" table:number-columns-spanned="1" table:number-rows-spanned="2" table:style-name="ce7">
            <text:p><text:s/>023.072.807-31</text:p>
          </table:table-cell>
          <table:table-cell office:value-type="string" table:style-name="ce4">
            <text:p>13/01/20 a 10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4">
            <text:p>14/02/20 a 13/05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ULISSES MANHAES DA SILVA</text:p>
          </table:table-cell>
          <table:table-cell office:value-type="string" table:style-name="ce4">
            <text:p><text:s/>072.199.917-46</text:p>
          </table:table-cell>
          <table:table-cell office:value-type="string" table:style-name="ce4">
            <text:p>12/02/20 a 11/05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table-cell office:value-type="string" table:number-columns-spanned="1" table:number-rows-spanned="9" table:style-name="ce7">
            <text:p>PR-RN</text:p>
          </table:table-cell>
          <table:table-cell office:value-type="float" office:value="2020" table:number-columns-spanned="1" table:number-rows-spanned="9" table:style-name="ce7">
            <text:p>2020</text:p>
          </table:table-cell>
          <table:table-cell office:value-type="string" table:style-name="ce4">
            <text:p>CHIARLAN EMERCIRIANO SILVA ARAUJO</text:p>
          </table:table-cell>
          <table:table-cell office:value-type="string" table:style-name="ce4">
            <text:p><text:s/>024.934.414-94</text:p>
          </table:table-cell>
          <table:table-cell office:value-type="string" table:style-name="ce4">
            <text:p>10/01/20 a 10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FABIO ROBERTO DE SOUZA FREIRE</text:p>
          </table:table-cell>
          <table:table-cell office:value-type="string" table:style-name="ce4">
            <text:p><text:s/>075.732.504-10</text:p>
          </table:table-cell>
          <table:table-cell office:value-type="string" table:style-name="ce4">
            <text:p>15/01/20 a 14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FRANCISCO COSME NERIS DE MELO</text:p>
          </table:table-cell>
          <table:table-cell office:value-type="string" table:style-name="ce4">
            <text:p><text:s/>155.982.844-72</text:p>
          </table:table-cell>
          <table:table-cell office:value-type="string" table:style-name="ce4">
            <text:p>17/01/20 a 16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JOSE NIVALDO DA SILVA</text:p>
          </table:table-cell>
          <table:table-cell office:value-type="string" table:style-name="ce4">
            <text:p><text:s/>342.583.614-53</text:p>
          </table:table-cell>
          <table:table-cell office:value-type="string" table:style-name="ce4">
            <text:p>15/01/20 a 26/03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LEONARDO PAES BRAGA</text:p>
          </table:table-cell>
          <table:table-cell office:value-type="string" table:style-name="ce4">
            <text:p><text:s/>840.048.273-53</text:p>
          </table:table-cell>
          <table:table-cell office:value-type="string" table:style-name="ce4">
            <text:p>15/01/20 a 14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number-columns-spanned="1" table:number-rows-spanned="2" table:style-name="ce7">
            <text:p>MANOEL FERNANDO DOS SANTOS MONTEIRO</text:p>
          </table:table-cell>
          <table:table-cell office:value-type="string" table:number-columns-spanned="1" table:number-rows-spanned="2" table:style-name="ce7">
            <text:p><text:s/>002.803.516-07</text:p>
          </table:table-cell>
          <table:table-cell office:value-type="string" table:style-name="ce4">
            <text:p>02/03/20 a 29/05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4">
            <text:p>10/01/20 a 10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RENATO LEAL BRASILEIRO</text:p>
          </table:table-cell>
          <table:table-cell office:value-type="string" table:style-name="ce4">
            <text:p><text:s/>090.501.074-43</text:p>
          </table:table-cell>
          <table:table-cell office:value-type="string" table:style-name="ce4">
            <text:p>22/01/20 a 21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WALDEBERGSON LOPES OLIVEIRA</text:p>
          </table:table-cell>
          <table:table-cell office:value-type="string" table:style-name="ce4">
            <text:p><text:s/>841.512.003-63</text:p>
          </table:table-cell>
          <table:table-cell office:value-type="string" table:style-name="ce4">
            <text:p>22/01/20 a 21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number-columns-spanned="1" table:number-rows-spanned="4" table:style-name="ce7">
            <text:p>PR-RO</text:p>
          </table:table-cell>
          <table:table-cell office:value-type="float" office:value="2020" table:number-columns-spanned="1" table:number-rows-spanned="4" table:style-name="ce7">
            <text:p>2020</text:p>
          </table:table-cell>
          <table:table-cell office:value-type="string" table:style-name="ce4">
            <text:p>ALEX GONDIM DA MOTTA</text:p>
          </table:table-cell>
          <table:table-cell office:value-type="string" table:style-name="ce4">
            <text:p><text:s/>658.457.652-34</text:p>
          </table:table-cell>
          <table:table-cell office:value-type="string" table:style-name="ce4">
            <text:p>15/01/20 a 14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ANDERSON VITOR LARA DE ASSIS</text:p>
          </table:table-cell>
          <table:table-cell office:value-type="string" table:style-name="ce4">
            <text:p><text:s/>007.677.082-61</text:p>
          </table:table-cell>
          <table:table-cell office:value-type="string" table:style-name="ce4">
            <text:p>15/01/20 a 14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CLEOMAR LUIZ SAUSEN</text:p>
          </table:table-cell>
          <table:table-cell office:value-type="string" table:style-name="ce4">
            <text:p><text:s/>981.023.709-04</text:p>
          </table:table-cell>
          <table:table-cell office:value-type="string" table:style-name="ce4">
            <text:p>15/01/20 a 14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JOSIAS DA SILVA PEREIRA</text:p>
          </table:table-cell>
          <table:table-cell office:value-type="string" table:style-name="ce4">
            <text:p><text:s/>727.509.952-72</text:p>
          </table:table-cell>
          <table:table-cell office:value-type="string" table:style-name="ce4">
            <text:p>06/02/20 a 05/05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11">
          <table:table-cell office:value-type="string" table:number-columns-spanned="1" table:number-rows-spanned="20" table:style-name="ce7">
            <text:p>PR-RS</text:p>
          </table:table-cell>
          <table:table-cell office:value-type="float" office:value="2020" table:number-columns-spanned="1" table:number-rows-spanned="20" table:style-name="ce7">
            <text:p>2020</text:p>
          </table:table-cell>
          <table:table-cell office:value-type="string" table:style-name="ce4">
            <text:p>ALTAMIRO DE LIMA CANEZ</text:p>
          </table:table-cell>
          <table:table-cell office:value-type="string" table:style-name="ce4">
            <text:p><text:s/>336.892.370-68</text:p>
          </table:table-cell>
          <table:table-cell office:value-type="string" table:style-name="ce4">
            <text:p>07/02/20 a 22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CARLOS ROBERTO SOUZA SOARES</text:p>
          </table:table-cell>
          <table:table-cell office:value-type="string" table:style-name="ce4">
            <text:p><text:s/>442.856.550-04</text:p>
          </table:table-cell>
          <table:table-cell office:value-type="string" table:style-name="ce4">
            <text:p>21/01/20 a 05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CHRISTIAN VON BERG FRANCHI</text:p>
          </table:table-cell>
          <table:table-cell office:value-type="string" table:style-name="ce4">
            <text:p><text:s/>955.668.210-49</text:p>
          </table:table-cell>
          <table:table-cell office:value-type="string" table:style-name="ce4">
            <text:p>16/01/20 a 31/03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CLAUDIA FERNANDA MANFRON MORO</text:p>
          </table:table-cell>
          <table:table-cell office:value-type="string" table:style-name="ce4">
            <text:p><text:s/>816.956.400-04</text:p>
          </table:table-cell>
          <table:table-cell office:value-type="string" table:style-name="ce4">
            <text:p>21/01/20 a 05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FERNANDO GABANA</text:p>
          </table:table-cell>
          <table:table-cell office:value-type="string" table:style-name="ce4">
            <text:p><text:s/>656.511.890-68</text:p>
          </table:table-cell>
          <table:table-cell office:value-type="string" table:style-name="ce4">
            <text:p>27/01/20 a 11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LUIZ FERNANDO THOMAZ</text:p>
          </table:table-cell>
          <table:table-cell office:value-type="string" table:style-name="ce4">
            <text:p><text:s/>006.592.130-52</text:p>
          </table:table-cell>
          <table:table-cell office:value-type="string" table:style-name="ce4">
            <text:p>16/01/20 a 31/03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MATHEUS BALDESSAR</text:p>
          </table:table-cell>
          <table:table-cell office:value-type="string" table:style-name="ce4">
            <text:p><text:s/>967.659.840-20</text:p>
          </table:table-cell>
          <table:table-cell office:value-type="string" table:style-name="ce4">
            <text:p>21/01/20 a 05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RENATA NEUHAUS</text:p>
          </table:table-cell>
          <table:table-cell office:value-type="string" table:style-name="ce4">
            <text:p><text:s/>008.353.810-05</text:p>
          </table:table-cell>
          <table:table-cell office:value-type="string" table:style-name="ce4">
            <text:p>21/01/20 a 05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RENATO MENNA DUARTE</text:p>
          </table:table-cell>
          <table:table-cell office:value-type="string" table:style-name="ce4">
            <text:p><text:s/>597.054.500-72</text:p>
          </table:table-cell>
          <table:table-cell office:value-type="string" table:style-name="ce4">
            <text:p>17/01/20 a 01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ROBERTO MEIRA</text:p>
          </table:table-cell>
          <table:table-cell office:value-type="string" table:style-name="ce4">
            <text:p><text:s/>143.242.610-91</text:p>
          </table:table-cell>
          <table:table-cell office:value-type="string" table:style-name="ce4">
            <text:p>16/01/20 a 31/03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ROSELI FRANCISCON VERLINDO</text:p>
          </table:table-cell>
          <table:table-cell office:value-type="string" table:style-name="ce4">
            <text:p><text:s/>588.193.040-15</text:p>
          </table:table-cell>
          <table:table-cell office:value-type="string" table:style-name="ce4">
            <text:p>11/03/20 a 25/05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VAGNER BATISTA CAMPOS DE SA</text:p>
          </table:table-cell>
          <table:table-cell office:value-type="string" table:style-name="ce4">
            <text:p><text:s/>001.152.410-35</text:p>
          </table:table-cell>
          <table:table-cell office:value-type="string" table:style-name="ce4">
            <text:p>14/02/20 a 28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VANESSA PADOIN</text:p>
          </table:table-cell>
          <table:table-cell office:value-type="string" table:style-name="ce4">
            <text:p><text:s/>024.068.860-00</text:p>
          </table:table-cell>
          <table:table-cell office:value-type="string" table:style-name="ce4">
            <text:p>13/01/20 a 28/03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number-columns-spanned="1" table:number-rows-spanned="6" table:style-name="ce7">
            <text:p>WAGNER FERREIRA VALLES</text:p>
          </table:table-cell>
          <table:table-cell office:value-type="string" table:number-columns-spanned="1" table:number-rows-spanned="6" table:style-name="ce7">
            <text:p><text:s/>809.583.380-00</text:p>
          </table:table-cell>
          <table:table-cell office:value-type="string" table:style-name="ce4">
            <text:p>03/03/20 a 17/05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5" table:style-name="ce7">
            <text:p>13/01/20 a 28/03/20</text:p>
          </table:table-cell>
          <table:table-cell office:value-type="string" table:number-columns-spanned="1" table:number-rows-spanned="5" table:style-name="ce7">
            <text:p>SIM</text:p>
          </table:table-cell>
          <table:table-cell office:value-type="string" table:style-name="ce5">
            <text:p>03/02/2020</text:p>
          </table:table-cell>
          <table:table-cell office:value-type="string" table:style-name="ce4">
            <text:p>CIA ZAFFARI COM E IND - LOJA 14</text:p>
          </table:table-cell>
          <table:table-cell office:value-type="string" table:style-name="ce4">
            <text:p>93.015.006/0019-42</text:p>
          </table:table-cell>
          <table:table-cell office:value-type="string" table:style-name="ce4">
            <text:p>REPOSIÇÃO DE ESTOQUE DO ALMOXARIFADO DA PR/RS.</text:p>
          </table:table-cell>
          <table:table-cell office:value-type="string" table:style-name="ce6">
            <text:p>R$ <text:s text:c="4"/>77,85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06/02/2020</text:p>
          </table:table-cell>
          <table:table-cell office:value-type="string" table:style-name="ce4">
            <text:p>COMERCIAL CAMBOIM LTDA - ME</text:p>
          </table:table-cell>
          <table:table-cell office:value-type="string" table:style-name="ce4">
            <text:p>02.815.531/0001-68</text:p>
          </table:table-cell>
          <table:table-cell office:value-type="string" table:style-name="ce4">
            <text:p>SOLICITAÇÃO DE BIBLIOTECA DA PR/RS.</text:p>
          </table:table-cell>
          <table:table-cell office:value-type="string" table:style-name="ce6">
            <text:p>R$ <text:s text:c="4"/>39,0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22/01/2020</text:p>
          </table:table-cell>
          <table:table-cell office:value-type="string" table:style-name="ce4">
            <text:p>CIA ZAFFARI COM E IND - LOJA 14</text:p>
          </table:table-cell>
          <table:table-cell office:value-type="string" table:style-name="ce4">
            <text:p>93.015.006/0019-42</text:p>
          </table:table-cell>
          <table:table-cell office:value-type="string" table:style-name="ce4">
            <text:p>REPOSIÇÃO DE ESTOQUE DO ALMOXARIFADO DA PR/RS.</text:p>
          </table:table-cell>
          <table:table-cell office:value-type="string" table:style-name="ce6">
            <text:p>R$ <text:s text:c="3"/>196,2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23/02/2020</text:p>
          </table:table-cell>
          <table:table-cell office:value-type="string" table:style-name="ce4">
            <text:p>TAVI PAPELARIA MATERIAIS DE ESCRITORIO E INFORMATICA LTDA</text:p>
          </table:table-cell>
          <table:table-cell office:value-type="string" table:style-name="ce4">
            <text:p>92.067.073/0001-19</text:p>
          </table:table-cell>
          <table:table-cell office:value-type="string" table:style-name="ce4">
            <text:p>REPOSIÇÃO DE ESTOQUE DO ALMOXARIFADO DA PR/RS.</text:p>
          </table:table-cell>
          <table:table-cell office:value-type="string" table:style-name="ce6">
            <text:p>R$ <text:s text:c="3"/>240,5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28/01/2020</text:p>
          </table:table-cell>
          <table:table-cell office:value-type="string" table:style-name="ce4">
            <text:p>BELLER COMERCIO DE PAPEIS LTDA</text:p>
          </table:table-cell>
          <table:table-cell office:value-type="string" table:style-name="ce4">
            <text:p>05.563.868/0026-71</text:p>
          </table:table-cell>
          <table:table-cell office:value-type="string" table:style-name="ce4">
            <text:p>SOLICITAÇÃO DA BIBLIOTECA DA PR/RS.</text:p>
          </table:table-cell>
          <table:table-cell office:value-type="string" table:style-name="ce6">
            <text:p>R$ <text:s text:c="4"/>99,94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WILLIAM ROBERTO GOMES SOARES</text:p>
          </table:table-cell>
          <table:table-cell office:value-type="string" table:style-name="ce4">
            <text:p><text:s/>118.974.140-72</text:p>
          </table:table-cell>
          <table:table-cell office:value-type="string" table:style-name="ce4">
            <text:p>29/01/20 a 13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number-columns-spanned="1" table:number-rows-spanned="20" table:style-name="ce7">
            <text:p>PR-SC</text:p>
          </table:table-cell>
          <table:table-cell office:value-type="float" office:value="2020" table:number-columns-spanned="1" table:number-rows-spanned="20" table:style-name="ce7">
            <text:p>2020</text:p>
          </table:table-cell>
          <table:table-cell office:value-type="string" table:style-name="ce4">
            <text:p>ADRIANA FERNANDES GOES</text:p>
          </table:table-cell>
          <table:table-cell office:value-type="string" table:style-name="ce4">
            <text:p><text:s/>563.067.251-72</text:p>
          </table:table-cell>
          <table:table-cell office:value-type="string" table:style-name="ce4">
            <text:p>12/03/20 a 05/06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CLECIO OTAVIO KUZNIARSKI</text:p>
          </table:table-cell>
          <table:table-cell office:value-type="string" table:style-name="ce4">
            <text:p><text:s/>024.032.629-60</text:p>
          </table:table-cell>
          <table:table-cell office:value-type="string" table:style-name="ce4">
            <text:p>21/01/20 a 17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DARIO CAMARGO DE FRANCA</text:p>
          </table:table-cell>
          <table:table-cell office:value-type="string" table:style-name="ce4">
            <text:p><text:s/>662.758.909-59</text:p>
          </table:table-cell>
          <table:table-cell office:value-type="string" table:style-name="ce4">
            <text:p>15/01/20 a 13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IGOR ALVES DOS SANTOS</text:p>
          </table:table-cell>
          <table:table-cell office:value-type="string" table:style-name="ce4">
            <text:p><text:s/>220.781.438-63</text:p>
          </table:table-cell>
          <table:table-cell office:value-type="string" table:style-name="ce4">
            <text:p>12/03/20 a 05/06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IVAM SHIGUEYUKI SUZUKI</text:p>
          </table:table-cell>
          <table:table-cell office:value-type="string" table:style-name="ce4">
            <text:p><text:s/>313.011.708-36</text:p>
          </table:table-cell>
          <table:table-cell office:value-type="string" table:style-name="ce4">
            <text:p>15/01/20 a 13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MARCOS ANTONIO SQUIZATTO DE OLIVEIRA</text:p>
          </table:table-cell>
          <table:table-cell office:value-type="string" table:style-name="ce4">
            <text:p><text:s/>547.793.919-20</text:p>
          </table:table-cell>
          <table:table-cell office:value-type="string" table:style-name="ce4">
            <text:p>15/01/20 a 13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number-columns-spanned="1" table:number-rows-spanned="8" table:style-name="ce7">
            <text:p>MICHELINE GARCIA CAVALCANTI DE ALMEIDA</text:p>
          </table:table-cell>
          <table:table-cell office:value-type="string" table:number-columns-spanned="1" table:number-rows-spanned="8" table:style-name="ce7">
            <text:p><text:s/>910.205.739-53</text:p>
          </table:table-cell>
          <table:table-cell office:value-type="string" table:style-name="ce4">
            <text:p>09/03/20 a 05/06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number-columns-spanned="1" table:number-rows-spanned="7" table:style-name="ce7">
            <text:p>15/01/20 a 13/04/20</text:p>
          </table:table-cell>
          <table:table-cell office:value-type="string" table:number-columns-spanned="1" table:number-rows-spanned="7" table:style-name="ce7">
            <text:p>SIM</text:p>
          </table:table-cell>
          <table:table-cell office:value-type="string" table:number-columns-spanned="1" table:number-rows-spanned="2" table:style-name="ce8">
            <text:p>15/01/2020</text:p>
          </table:table-cell>
          <table:table-cell office:value-type="string" table:style-name="ce4">
            <text:p>CORCRIL</text:p>
          </table:table-cell>
          <table:table-cell office:value-type="string" table:style-name="ce4">
            <text:p>82.556.283/0001-17</text:p>
          </table:table-cell>
          <table:table-cell office:value-type="string" table:style-name="ce4">
            <text:p>AQUISIÇÃO DE FILTROS PARA SUBSTITUIÇÃO NOS PURIFICADORES DE ÁGUA DA PRM-CRICIÚMA/SC.</text:p>
          </table:table-cell>
          <table:table-cell office:value-type="string" table:style-name="ce6">
            <text:p>R$ <text:s text:c="4"/>91,0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GIASSI &amp; CIA LTDA</text:p>
          </table:table-cell>
          <table:table-cell office:value-type="string" table:style-name="ce4">
            <text:p>83.648.477/0011-87</text:p>
          </table:table-cell>
          <table:table-cell office:value-type="string" table:style-name="ce4">
            <text:p>AQUISIÇÃO DE FILTRO DE CAFÉ E ADOÇANTE PARA UTILIZAÇÃO NA PRM-CRICIÚMA/SC.</text:p>
          </table:table-cell>
          <table:table-cell office:value-type="string" table:style-name="ce6">
            <text:p>R$ <text:s text:c="4"/>27,46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27/01/2020</text:p>
          </table:table-cell>
          <table:table-cell office:value-type="string" table:style-name="ce4">
            <text:p>DISK CARIMBOS INDÚSTRIA E COMÉRCIO LTDA- ME</text:p>
          </table:table-cell>
          <table:table-cell office:value-type="string" table:style-name="ce4">
            <text:p>00.369.029/0001-45</text:p>
          </table:table-cell>
          <table:table-cell office:value-type="string" table:style-name="ce4">
            <text:p>AQUISIÇÃO DE CARIMBOS PARA UTILIZAÇÃO NA PRM-CRICIÚMA/SC.</text:p>
          </table:table-cell>
          <table:table-cell office:value-type="string" table:style-name="ce6">
            <text:p>R$ <text:s text:c="4"/>88,00<text:s/></text:p>
          </table:table-cell>
          <table:table-cell table:number-columns-repeated="16373"/>
        </table:table-row>
        <table:table-row table:style-name="ro10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8">
            <text:p>27/02/2020</text:p>
          </table:table-cell>
          <table:table-cell office:value-type="string" table:style-name="ce4">
            <text:p>ATIVAMED MATERIAL MEDICOS E ORTOPEDICOS</text:p>
          </table:table-cell>
          <table:table-cell office:value-type="string" table:style-name="ce4">
            <text:p>08.586.731/0001-72</text:p>
          </table:table-cell>
          <table:table-cell office:value-type="string" table:style-name="ce4">
            <text:p>AQUISIÇÃO DE MÁSCARAS DE PROTEÇÃO DESCARTÁVEL PARA PREVENÇÃO DO NOVO CORONAVÍRUS NA PRM-CRICIÚMA.</text:p>
          </table:table-cell>
          <table:table-cell office:value-type="string" table:style-name="ce6">
            <text:p>R$ <text:s text:c="4"/>60,0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GIASSI &amp; CIA LTDA</text:p>
          </table:table-cell>
          <table:table-cell office:value-type="string" table:style-name="ce4">
            <text:p>83.648.477/0011-87</text:p>
          </table:table-cell>
          <table:table-cell office:value-type="string" table:style-name="ce4">
            <text:p>AQUISIÇÃO DE FILTROS PARA PREPARAÇÃO DO CAFÉ NA PRE-CRICIÚMA/SC.</text:p>
          </table:table-cell>
          <table:table-cell office:value-type="string" table:style-name="ce6">
            <text:p>R$ <text:s text:c="5"/>7,90<text:s/></text:p>
          </table:table-cell>
          <table:table-cell table:number-columns-repeated="16373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SESI - SERVIÇO SOCIAL DA INDUSTRIA</text:p>
          </table:table-cell>
          <table:table-cell office:value-type="string" table:style-name="ce4">
            <text:p>03.777.341/0071-79</text:p>
          </table:table-cell>
          <table:table-cell office:value-type="string" table:style-name="ce4">
            <text:p>AQUISIÇÃO DE ÁLCOOL GEL PARA AS MÃOS PARA UTILIZAÇÃO NA PRM-CRICIÚMA/SC, PARA PREVENÇÃO DO CORONAVÍRUS.</text:p>
          </table:table-cell>
          <table:table-cell office:value-type="string" table:style-name="ce6">
            <text:p>R$ <text:s text:c="4"/>51,6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28/01/2020</text:p>
          </table:table-cell>
          <table:table-cell office:value-type="string" table:style-name="ce4">
            <text:p>ADRIANO BORGES MEDEIROS ME</text:p>
          </table:table-cell>
          <table:table-cell office:value-type="string" table:style-name="ce4">
            <text:p>04.266.141/0002-92</text:p>
          </table:table-cell>
          <table:table-cell office:value-type="string" table:style-name="ce4">
            <text:p>AQUISIÇÃO DE CÓPIAS DE CHAVES PARA PRM-CRICIÚMA/SC.</text:p>
          </table:table-cell>
          <table:table-cell office:value-type="string" table:style-name="ce6">
            <text:p>R$ <text:s text:c="4"/>21,0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PAULO RICARDO DA SILVEIRA BALLINHAS</text:p>
          </table:table-cell>
          <table:table-cell office:value-type="string" table:style-name="ce4">
            <text:p><text:s/>449.793.550-72</text:p>
          </table:table-cell>
          <table:table-cell office:value-type="string" table:style-name="ce4">
            <text:p>13/01/20 a 10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RODRIGO DA SILVA HIGINO</text:p>
          </table:table-cell>
          <table:table-cell office:value-type="string" table:style-name="ce4">
            <text:p><text:s/>071.867.177-56</text:p>
          </table:table-cell>
          <table:table-cell office:value-type="string" table:style-name="ce4">
            <text:p>04/02/20 a 30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THIAGO SABARA VIEIRA DE GOES</text:p>
          </table:table-cell>
          <table:table-cell office:value-type="string" table:style-name="ce4">
            <text:p><text:s/>039.981.964-98</text:p>
          </table:table-cell>
          <table:table-cell office:value-type="string" table:style-name="ce4">
            <text:p>20/01/20 a 17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number-columns-spanned="1" table:number-rows-spanned="2" table:style-name="ce7">
            <text:p>VINICIUS DIAS DOS SANTOS DA SILVA</text:p>
          </table:table-cell>
          <table:table-cell office:value-type="string" table:number-columns-spanned="1" table:number-rows-spanned="2" table:style-name="ce7">
            <text:p><text:s/>011.321.780-37</text:p>
          </table:table-cell>
          <table:table-cell office:value-type="string" table:style-name="ce4">
            <text:p>13/01/20 a 10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4">
            <text:p>15/01/20 a 13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WILLIAN SAVI</text:p>
          </table:table-cell>
          <table:table-cell office:value-type="string" table:style-name="ce4">
            <text:p><text:s/>822.058.099-20</text:p>
          </table:table-cell>
          <table:table-cell office:value-type="string" table:style-name="ce4">
            <text:p>13/03/20 a 05/06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table-cell office:value-type="string" table:number-columns-spanned="1" table:number-rows-spanned="2" table:style-name="ce7">
            <text:p>PR-SE</text:p>
          </table:table-cell>
          <table:table-cell office:value-type="float" office:value="2020" table:number-columns-spanned="1" table:number-rows-spanned="2" table:style-name="ce7">
            <text:p>2020</text:p>
          </table:table-cell>
          <table:table-cell office:value-type="string" table:style-name="ce4">
            <text:p>FRANCISCO DAS CHAGAS FORTES</text:p>
          </table:table-cell>
          <table:table-cell office:value-type="string" table:style-name="ce4">
            <text:p><text:s/>476.423.785-72</text:p>
          </table:table-cell>
          <table:table-cell office:value-type="string" table:style-name="ce4">
            <text:p>20/01/20 a 19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VANJA MARIA DIAS OLIVEIRA ALMEIDA</text:p>
          </table:table-cell>
          <table:table-cell office:value-type="string" table:style-name="ce4">
            <text:p><text:s/>171.317.075-20</text:p>
          </table:table-cell>
          <table:table-cell office:value-type="string" table:style-name="ce4">
            <text:p>06/03/20 a 01/06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5">
          <table:table-cell office:value-type="string" table:number-columns-spanned="1" table:number-rows-spanned="58" table:style-name="ce7">
            <text:p>PR-SP</text:p>
          </table:table-cell>
          <table:table-cell office:value-type="float" office:value="2020" table:number-columns-spanned="1" table:number-rows-spanned="58" table:style-name="ce7">
            <text:p>2020</text:p>
          </table:table-cell>
          <table:table-cell office:value-type="string" table:number-columns-spanned="1" table:number-rows-spanned="36" table:style-name="ce7">
            <text:p>AGOSTINHO PINTO DOS SANTOS</text:p>
          </table:table-cell>
          <table:table-cell office:value-type="string" table:number-columns-spanned="1" table:number-rows-spanned="36" table:style-name="ce7">
            <text:p><text:s/>646.784.238-34</text:p>
          </table:table-cell>
          <table:table-cell office:value-type="string" table:number-columns-spanned="1" table:number-rows-spanned="35" table:style-name="ce7">
            <text:p>08/01/20 a 20/03/20</text:p>
          </table:table-cell>
          <table:table-cell office:value-type="string" table:number-columns-spanned="1" table:number-rows-spanned="35" table:style-name="ce7">
            <text:p>SIM</text:p>
          </table:table-cell>
          <table:table-cell office:value-type="string" table:number-columns-spanned="1" table:number-rows-spanned="2" table:style-name="ce8">
            <text:p>01/02/2020</text:p>
          </table:table-cell>
          <table:table-cell office:value-type="string" table:style-name="ce4">
            <text:p>RODOVIA DO OESTE DE SÃO PAULO</text:p>
          </table:table-cell>
          <table:table-cell office:value-type="string" table:style-name="ce4">
            <text:p>02.415.408/0001-50</text:p>
          </table:table-cell>
          <table:table-cell office:value-type="string" table:style-name="ce4">
            <text:p>DESPESA COM PAGAMENTO DE PEDAGIO</text:p>
          </table:table-cell>
          <table:table-cell office:value-type="string" table:style-name="ce6">
            <text:p>R$ <text:s text:c="5"/>4,0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RODOVIAS INTEGRADAS DO OESTE S/A</text:p>
          </table:table-cell>
          <table:table-cell office:value-type="string" table:style-name="ce4">
            <text:p>03.497.792/0001-40</text:p>
          </table:table-cell>
          <table:table-cell office:value-type="string" table:style-name="ce4">
            <text:p>DESPESA COM PAGAMENTO DE PEDAGIO.</text:p>
          </table:table-cell>
          <table:table-cell office:value-type="string" table:style-name="ce6">
            <text:p>R$ <text:s text:c="5"/>8,4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02/02/2020</text:p>
          </table:table-cell>
          <table:table-cell office:value-type="string" table:style-name="ce4">
            <text:p>RODOVIA DO OESTE DE SÃO PAULO</text:p>
          </table:table-cell>
          <table:table-cell office:value-type="string" table:style-name="ce4">
            <text:p>02.415.408/0001-50</text:p>
          </table:table-cell>
          <table:table-cell office:value-type="string" table:style-name="ce4">
            <text:p>DESPESA COM PAGAMENTO DE PEDAGIO.</text:p>
          </table:table-cell>
          <table:table-cell office:value-type="string" table:style-name="ce6">
            <text:p>R$ <text:s text:c="5"/>4,0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8">
            <text:p>02/03/2020</text:p>
          </table:table-cell>
          <table:table-cell office:value-type="string" table:number-columns-spanned="1" table:number-rows-spanned="2" table:style-name="ce7">
            <text:p>CONCESSIONÁRIA RODOVIA DOS TAMOIOS</text:p>
          </table:table-cell>
          <table:table-cell office:value-type="string" table:number-columns-spanned="1" table:number-rows-spanned="2" table:style-name="ce7">
            <text:p>21.581.284/0003-99</text:p>
          </table:table-cell>
          <table:table-cell office:value-type="string" table:style-name="ce4">
            <text:p>DESPESA COM PAGAMENTO DE PEDÁGIO</text:p>
          </table:table-cell>
          <table:table-cell office:value-type="string" table:style-name="ce6">
            <text:p>R$ <text:s text:c="5"/>4,0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DESPESA COM PAGAMENTO DE PEDÁGIO</text:p>
          </table:table-cell>
          <table:table-cell office:value-type="string" table:style-name="ce6">
            <text:p>R$ <text:s text:c="5"/>7,6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6" table:style-name="ce8">
            <text:p>04/03/2020</text:p>
          </table:table-cell>
          <table:table-cell office:value-type="string" table:number-columns-spanned="1" table:number-rows-spanned="5" table:style-name="ce7">
            <text:p>CONCESSIONARIA AUTO RAPOSO TAVARES S/A</text:p>
          </table:table-cell>
          <table:table-cell office:value-type="string" table:style-name="ce4">
            <text:p>10.531.501/0004-09</text:p>
          </table:table-cell>
          <table:table-cell office:value-type="string" table:style-name="ce4">
            <text:p>COMPROVANTE DE PAGAMENTO DE PEDÁGIO</text:p>
          </table:table-cell>
          <table:table-cell office:value-type="string" table:style-name="ce6">
            <text:p>R$ <text:s text:c="5"/>7,4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10.531.501/0006-62</text:p>
          </table:table-cell>
          <table:table-cell office:value-type="string" table:style-name="ce4">
            <text:p>DESPESA COM PAGAMENTO DE PEDÁGIO</text:p>
          </table:table-cell>
          <table:table-cell office:value-type="string" table:style-name="ce6">
            <text:p>R$ <text:s text:c="5"/>9,1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10.531.501/0008-24</text:p>
          </table:table-cell>
          <table:table-cell office:value-type="string" table:style-name="ce4">
            <text:p>DESPESA COM PAGAMENTO DE PEDÁGIO</text:p>
          </table:table-cell>
          <table:table-cell office:value-type="string" table:style-name="ce6">
            <text:p>R$ <text:s text:c="5"/>8,7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10.531.501/0009-05</text:p>
          </table:table-cell>
          <table:table-cell office:value-type="string" table:style-name="ce4">
            <text:p>DESPESA COM PAGAMENTO DE PEDÁGIO</text:p>
          </table:table-cell>
          <table:table-cell office:value-type="string" table:style-name="ce6">
            <text:p>R$ <text:s text:c="5"/>7,4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10.531.501/0010-49</text:p>
          </table:table-cell>
          <table:table-cell office:value-type="string" table:style-name="ce4">
            <text:p>DESPESA COM PAGAMENTO DE PEDÁGIO</text:p>
          </table:table-cell>
          <table:table-cell office:value-type="string" table:style-name="ce6">
            <text:p>R$ <text:s text:c="5"/>7,1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CONCESSIONÁRIA AUTO RAPOSO TAVARES S/A<text:s/></text:p>
          </table:table-cell>
          <table:table-cell office:value-type="string" table:style-name="ce4">
            <text:p>10.531.501/0003-10</text:p>
          </table:table-cell>
          <table:table-cell office:value-type="string" table:style-name="ce4">
            <text:p>COMPROVANTE DE PAGAMENTO DE PEDÁGIO</text:p>
          </table:table-cell>
          <table:table-cell office:value-type="string" table:style-name="ce6">
            <text:p>R$ <text:s text:c="5"/>7,5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6" table:style-name="ce8">
            <text:p>05/03/2020</text:p>
          </table:table-cell>
          <table:table-cell office:value-type="string" table:number-columns-spanned="1" table:number-rows-spanned="5" table:style-name="ce7">
            <text:p>CONCESSIONARIA AUTO RAPOSO TAVARES S/A</text:p>
          </table:table-cell>
          <table:table-cell office:value-type="string" table:style-name="ce4">
            <text:p>10.531.501/0004-09</text:p>
          </table:table-cell>
          <table:table-cell office:value-type="string" table:style-name="ce4">
            <text:p>COMPROVANTE DE PAGAMENTO DE PEDÁGIO</text:p>
          </table:table-cell>
          <table:table-cell office:value-type="string" table:style-name="ce6">
            <text:p>R$ <text:s text:c="5"/>7,4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10.531.501/0006-62</text:p>
          </table:table-cell>
          <table:table-cell office:value-type="string" table:style-name="ce4">
            <text:p>COMPROVANTE DE PAGAMENTO DE PEDÁGIO</text:p>
          </table:table-cell>
          <table:table-cell office:value-type="string" table:style-name="ce6">
            <text:p>R$ <text:s text:c="5"/>9,1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10.531.501/0008-24</text:p>
          </table:table-cell>
          <table:table-cell office:value-type="string" table:style-name="ce4">
            <text:p>DESPESA COM PAGAMENTO DE PEDÁGIO</text:p>
          </table:table-cell>
          <table:table-cell office:value-type="string" table:style-name="ce6">
            <text:p>R$ <text:s text:c="5"/>8,7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10.531.501/0009-05</text:p>
          </table:table-cell>
          <table:table-cell office:value-type="string" table:style-name="ce4">
            <text:p>DESPESA COM PAGAMENTO DE PEDÁGIO</text:p>
          </table:table-cell>
          <table:table-cell office:value-type="string" table:style-name="ce6">
            <text:p>R$ <text:s text:c="5"/>7,4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10.531.501/0010-49</text:p>
          </table:table-cell>
          <table:table-cell office:value-type="string" table:style-name="ce4">
            <text:p>COMPROVANTE DE PAGAMENTO DE PEDÁGIO</text:p>
          </table:table-cell>
          <table:table-cell office:value-type="string" table:style-name="ce6">
            <text:p>R$ <text:s text:c="5"/>7,1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CONCESSIONÁRIA AUTO RAPOSO TAVARES S/A<text:s/></text:p>
          </table:table-cell>
          <table:table-cell office:value-type="string" table:style-name="ce4">
            <text:p>10.531.501/0003-10</text:p>
          </table:table-cell>
          <table:table-cell office:value-type="string" table:style-name="ce4">
            <text:p>DESPESA COM PAGAMENTO DE PEDÁGIO</text:p>
          </table:table-cell>
          <table:table-cell office:value-type="string" table:style-name="ce6">
            <text:p>R$ <text:s text:c="5"/>7,5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8">
            <text:p>06/02/2020</text:p>
          </table:table-cell>
          <table:table-cell office:value-type="string" table:number-columns-spanned="1" table:number-rows-spanned="2" table:style-name="ce7">
            <text:p>CONCESSIONÁRIA RODOVIA DOS TAMOIOS</text:p>
          </table:table-cell>
          <table:table-cell office:value-type="string" table:number-columns-spanned="1" table:number-rows-spanned="2" table:style-name="ce7">
            <text:p>21.581.284/0003-99</text:p>
          </table:table-cell>
          <table:table-cell office:value-type="string" table:style-name="ce4">
            <text:p>DESPESA COM PAGAMENTO DE PEDÁGIO</text:p>
          </table:table-cell>
          <table:table-cell office:value-type="string" table:style-name="ce6">
            <text:p>R$ <text:s text:c="5"/>7,6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DESPESA DE PAGAMENTO DE PEDÁGIO</text:p>
          </table:table-cell>
          <table:table-cell office:value-type="string" table:style-name="ce6">
            <text:p>R$ <text:s text:c="5"/>4,0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8">
            <text:p>12/03/2020</text:p>
          </table:table-cell>
          <table:table-cell office:value-type="string" table:number-columns-spanned="1" table:number-rows-spanned="3" table:style-name="ce7">
            <text:p>VIARONDON CONCESSIONARIADE RODOVIA S/A</text:p>
          </table:table-cell>
          <table:table-cell office:value-type="string" table:number-columns-spanned="1" table:number-rows-spanned="3" table:style-name="ce7">
            <text:p>10.635.691/0001-53</text:p>
          </table:table-cell>
          <table:table-cell office:value-type="string" table:style-name="ce4">
            <text:p>DESPESA COM PAGAMENTO DE PEDÁGIO</text:p>
          </table:table-cell>
          <table:table-cell office:value-type="string" table:style-name="ce6">
            <text:p>R$ <text:s text:c="5"/>4,7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DESPESA COM PAGAMENTO DE PEDÁGIO</text:p>
          </table:table-cell>
          <table:table-cell office:value-type="string" table:style-name="ce6">
            <text:p>R$ <text:s text:c="5"/>4,8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DESPESA COM PAGAMENTO DE PEDÁGIO</text:p>
          </table:table-cell>
          <table:table-cell office:value-type="string" table:style-name="ce6">
            <text:p>R$ <text:s text:c="5"/>6,1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4" table:style-name="ce8">
            <text:p>19/02/2020</text:p>
          </table:table-cell>
          <table:table-cell office:value-type="string" table:number-columns-spanned="1" table:number-rows-spanned="4" table:style-name="ce7">
            <text:p>CONCESSIONÁRIA RODOVIA DOS TAMOIOS</text:p>
          </table:table-cell>
          <table:table-cell office:value-type="string" table:number-columns-spanned="1" table:number-rows-spanned="4" table:style-name="ce7">
            <text:p>21.581.284/0003-99</text:p>
          </table:table-cell>
          <table:table-cell office:value-type="string" table:style-name="ce4">
            <text:p>COMPROVANTE DE PAGAMENTO DE PEDÁGIO</text:p>
          </table:table-cell>
          <table:table-cell office:value-type="string" table:style-name="ce6">
            <text:p>R$ <text:s text:c="5"/>7,6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DESPESA COM PAGAMENTO DE PEDÁGIO</text:p>
          </table:table-cell>
          <table:table-cell office:value-type="string" table:style-name="ce6">
            <text:p>R$ <text:s text:c="5"/>7,6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DESPESA COM PAGAMENTO DE PEDÁGIO</text:p>
          </table:table-cell>
          <table:table-cell office:value-type="string" table:style-name="ce6">
            <text:p>R$ <text:s text:c="5"/>4,0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DESPESAS COM PAGAMENTO DE PEDÁGIO</text:p>
          </table:table-cell>
          <table:table-cell office:value-type="string" table:style-name="ce6">
            <text:p>R$ <text:s text:c="5"/>4,0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8">
            <text:p>27/02/2020</text:p>
          </table:table-cell>
          <table:table-cell office:value-type="string" table:number-columns-spanned="1" table:number-rows-spanned="3" table:style-name="ce7">
            <text:p>VIA PAULISTA S/A</text:p>
          </table:table-cell>
          <table:table-cell office:value-type="string" table:number-columns-spanned="1" table:number-rows-spanned="3" table:style-name="ce7">
            <text:p>28.019.100/0001-89</text:p>
          </table:table-cell>
          <table:table-cell office:value-type="string" table:style-name="ce4">
            <text:p>DESPESA COM PAGAMENTO DE PEDÁGIO</text:p>
          </table:table-cell>
          <table:table-cell office:value-type="string" table:style-name="ce6">
            <text:p>R$ <text:s text:c="5"/>8,1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DESPESAS COM PAGAMENTO DE PEDÁGIO</text:p>
          </table:table-cell>
          <table:table-cell office:value-type="string" table:style-name="ce6">
            <text:p>R$ <text:s text:c="4"/>12,8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DESPESAS COM PAGAMENTO DE PEDÁGIO</text:p>
          </table:table-cell>
          <table:table-cell office:value-type="string" table:style-name="ce6">
            <text:p>R$ <text:s text:c="5"/>8,1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8">
            <text:p>28/02/2020</text:p>
          </table:table-cell>
          <table:table-cell office:value-type="string" table:number-columns-spanned="1" table:number-rows-spanned="3" table:style-name="ce7">
            <text:p>VIA PAULISTA S/A</text:p>
          </table:table-cell>
          <table:table-cell office:value-type="string" table:number-columns-spanned="1" table:number-rows-spanned="3" table:style-name="ce7">
            <text:p>28.019.100/0001-89</text:p>
          </table:table-cell>
          <table:table-cell office:value-type="string" table:style-name="ce4">
            <text:p>DESPESA COM PAGAMENTO DE PADÁGIO</text:p>
          </table:table-cell>
          <table:table-cell office:value-type="string" table:style-name="ce6">
            <text:p>R$ <text:s text:c="5"/>7,3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DESPESA COM PAGAMENTO DE PEDÁGIO</text:p>
          </table:table-cell>
          <table:table-cell office:value-type="string" table:style-name="ce6">
            <text:p>R$ <text:s text:c="5"/>8,1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DESPESA COM PAGAMENTO DE PEDÁGIO</text:p>
          </table:table-cell>
          <table:table-cell office:value-type="string" table:style-name="ce6">
            <text:p>R$ <text:s text:c="5"/>7,3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8">
            <text:p>30/01/2020</text:p>
          </table:table-cell>
          <table:table-cell office:value-type="string" table:number-columns-spanned="1" table:number-rows-spanned="3" table:style-name="ce7">
            <text:p>RODOVIA DO TIÊTE</text:p>
          </table:table-cell>
          <table:table-cell office:value-type="string" table:number-columns-spanned="1" table:number-rows-spanned="3" table:style-name="ce7">
            <text:p>10.678.505/0001-63</text:p>
          </table:table-cell>
          <table:table-cell office:value-type="string" table:style-name="ce4">
            <text:p>DESPESA COM PAGAMENTO DE PEDAGIO.</text:p>
          </table:table-cell>
          <table:table-cell office:value-type="string" table:style-name="ce6">
            <text:p>R$ <text:s text:c="5"/>6,1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DESPESA PARA PAGAMENTO DE PEDAGIO.</text:p>
          </table:table-cell>
          <table:table-cell office:value-type="string" table:style-name="ce6">
            <text:p>R$ <text:s text:c="5"/>6,0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DESPESA PARA PAGAMENTO DE PEDAGIO.</text:p>
          </table:table-cell>
          <table:table-cell office:value-type="string" table:style-name="ce6">
            <text:p>R$ <text:s text:c="5"/>5,50<text:s/>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4">
            <text:p>16/03/20 a 20/05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12">
          <table:covered-table-cell/>
          <table:covered-table-cell/>
          <table:table-cell office:value-type="string" table:number-columns-spanned="1" table:number-rows-spanned="2" table:style-name="ce7">
            <text:p>CRISTIANE ALVES DE OLIVEIRA</text:p>
          </table:table-cell>
          <table:table-cell office:value-type="string" table:number-columns-spanned="1" table:number-rows-spanned="2" table:style-name="ce7">
            <text:p><text:s/>218.274.928-48</text:p>
          </table:table-cell>
          <table:table-cell office:value-type="string" table:number-columns-spanned="1" table:number-rows-spanned="2" table:style-name="ce7">
            <text:p>23/01/20 a 17/04/20</text:p>
          </table:table-cell>
          <table:table-cell office:value-type="string" table:number-columns-spanned="1" table:number-rows-spanned="2" table:style-name="ce7">
            <text:p>SIM</text:p>
          </table:table-cell>
          <table:table-cell office:value-type="string" table:style-name="ce5">
            <text:p>12/02/2020</text:p>
          </table:table-cell>
          <table:table-cell office:value-type="string" table:style-name="ce4">
            <text:p>LR CLIMATIZAÇÃO LTDA ME</text:p>
          </table:table-cell>
          <table:table-cell office:value-type="string" table:style-name="ce4">
            <text:p>14.281.902/0001-58</text:p>
          </table:table-cell>
          <table:table-cell office:value-type="string" table:style-name="ce4">
            <text:p>A PRM NÃO DISPOE DE CONTRATO DE MANUTENÇÃO PREDIAL.</text:p>
            <text:p>ESSE PEDIDO TEM COMO JUSTIFICATIVA A NECESSIDADE DE PROVER AS PESSOAS DE CONDIÇÕES ADEQUADAS DE TRABALHO, SOBRETUDO, CONSIDERANDO AS ELEVADAS TEMPERATURAS NO INTERIOR NESSA ÉPOCA DO ANO.</text:p>
          </table:table-cell>
          <table:table-cell office:value-type="string" table:style-name="ce6">
            <text:p>R$ <text:s text:c="3"/>230,00<text:s/></text:p>
          </table:table-cell>
          <table:table-cell table:number-columns-repeated="16373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9/02/2020</text:p>
          </table:table-cell>
          <table:table-cell office:value-type="string" table:style-name="ce4">
            <text:p>TIMNATE HERES COSTA ME - INTERFRIO AR-CONDICIONADO</text:p>
          </table:table-cell>
          <table:table-cell office:value-type="string" table:style-name="ce4">
            <text:p>22.910.620/0001-09</text:p>
          </table:table-cell>
          <table:table-cell office:value-type="string" table:style-name="ce4">
            <text:p>A PRM NÃO DISPOE DE CONTRATO DE MANUTENÇÃO PREDIAL.</text:p>
            <text:p>ESSE PEDIDO TEM COMO JUSTIFICATIVA A NECESSIDADE DE PROVER AS PESSOAS DE CONDIÇÕES ADEQUADAS DE TRABALHO, SOBRETUDO, CONSIDERANDO AS ELEVADAS TEMPERATURAS NO INTERIOR NESSA ÉPOCA DO ANO.</text:p>
          </table:table-cell>
          <table:table-cell office:value-type="string" table:style-name="ce6">
            <text:p>R$ <text:s text:c="3"/>360,00<text:s/>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ERIC TAKATA SOGAWA</text:p>
          </table:table-cell>
          <table:table-cell office:value-type="string" table:style-name="ce4">
            <text:p><text:s/>324.471.768-30</text:p>
          </table:table-cell>
          <table:table-cell office:value-type="string" table:style-name="ce4">
            <text:p>21/02/20 a 20/05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HENRIQUE CESAR MARINHO DE SOUZA</text:p>
          </table:table-cell>
          <table:table-cell office:value-type="string" table:style-name="ce4">
            <text:p><text:s/>295.621.528-04</text:p>
          </table:table-cell>
          <table:table-cell office:value-type="string" table:style-name="ce4">
            <text:p>28/01/20 a 17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number-columns-spanned="1" table:number-rows-spanned="2" table:style-name="ce7">
            <text:p>HERLEM RODRIGUES THIES PAULINI</text:p>
          </table:table-cell>
          <table:table-cell office:value-type="string" table:number-columns-spanned="1" table:number-rows-spanned="2" table:style-name="ce7">
            <text:p><text:s/>299.394.798-24</text:p>
          </table:table-cell>
          <table:table-cell office:value-type="string" table:style-name="ce4">
            <text:p>24/01/20 a 20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4">
            <text:p>24/01/20 a 24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HERMEBERT HERMES SIQUEIRA DE SOUZA</text:p>
          </table:table-cell>
          <table:table-cell office:value-type="string" table:style-name="ce4">
            <text:p><text:s/>091.370.638-80</text:p>
          </table:table-cell>
          <table:table-cell office:value-type="string" table:style-name="ce4">
            <text:p>06/03/20 a 20/05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PALOMA MIDORI ARAGAKI SALLES</text:p>
          </table:table-cell>
          <table:table-cell office:value-type="string" table:style-name="ce4">
            <text:p><text:s/>334.367.938-09</text:p>
          </table:table-cell>
          <table:table-cell office:value-type="string" table:style-name="ce4">
            <text:p>18/02/20 a 17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13">
          <table:covered-table-cell/>
          <table:covered-table-cell/>
          <table:table-cell office:value-type="string" table:number-columns-spanned="1" table:number-rows-spanned="2" table:style-name="ce7">
            <text:p>PAULETE DE PAULA BRONZI</text:p>
          </table:table-cell>
          <table:table-cell office:value-type="string" table:number-columns-spanned="1" table:number-rows-spanned="2" table:style-name="ce7">
            <text:p><text:s/>862.654.748-04</text:p>
          </table:table-cell>
          <table:table-cell office:value-type="string" table:number-columns-spanned="1" table:number-rows-spanned="2" table:style-name="ce7">
            <text:p>08/01/20 a 20/03/20</text:p>
          </table:table-cell>
          <table:table-cell office:value-type="string" table:number-columns-spanned="1" table:number-rows-spanned="2" table:style-name="ce7">
            <text:p>SIM</text:p>
          </table:table-cell>
          <table:table-cell office:value-type="string" table:number-columns-spanned="1" table:number-rows-spanned="2" table:style-name="ce8">
            <text:p>19/02/2020</text:p>
          </table:table-cell>
          <table:table-cell office:value-type="string" table:style-name="ce4">
            <text:p>CENTROVIAS S. RODOV.S/A</text:p>
          </table:table-cell>
          <table:table-cell office:value-type="string" table:style-name="ce4">
            <text:p>02.555.926/0001-79</text:p>
          </table:table-cell>
          <table:table-cell office:value-type="string" table:style-name="ce4">
            <text:p>PAGAMENTO DE PEDÁGIO, EM TRECHOS NÃO COBERTOS PELA ISENÇÃO DA ARTESP, PARA CONDUZIR PROCURADOR DA REPÚBLICA, DR. CARLOS ROBERTO DIOGO GARCIA EM ITINERÂNCIA PARA BOTUCATU NO PERÍODO DE 19.02.2020 A 20.02.2020.</text:p>
          </table:table-cell>
          <table:table-cell office:value-type="string" table:style-name="ce6">
            <text:p>R$ <text:s text:c="4"/>22,80<text:s/></text:p>
          </table:table-cell>
          <table:table-cell table:number-columns-repeated="16373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VIA PAULISTA S/A</text:p>
          </table:table-cell>
          <table:table-cell office:value-type="string" table:style-name="ce4">
            <text:p>28.019.100/0001-89</text:p>
          </table:table-cell>
          <table:table-cell office:value-type="string" table:style-name="ce4">
            <text:p>PAGAMENTO DE PEDÁGIO EM TRECHOS NÃO COBERTOS PELA ISENÇÃO DA ARTESP. PARA CONDUZIR PROCURADOR DA REPÚBLICA-DR.CARLOS DIOGO GARCIA EM ITINERÂNCIA PARA<text:s/></text:p>
            <text:p>BOTUCATU NO PERÍODO DE 19.02.2020 A 20.02.2020.</text:p>
          </table:table-cell>
          <table:table-cell office:value-type="string" table:style-name="ce6">
            <text:p>R$ <text:s text:c="4"/>41,40<text:s/>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PAULO ADILSON DA SILVA</text:p>
          </table:table-cell>
          <table:table-cell office:value-type="string" table:style-name="ce4">
            <text:p><text:s/>353.073.198-60</text:p>
          </table:table-cell>
          <table:table-cell office:value-type="string" table:style-name="ce4">
            <text:p>03/02/20 a 17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PEDRO REVELINO DE OLIVEIRA</text:p>
          </table:table-cell>
          <table:table-cell office:value-type="string" table:style-name="ce4">
            <text:p><text:s/>149.591.928-52</text:p>
          </table:table-cell>
          <table:table-cell office:value-type="string" table:style-name="ce4">
            <text:p>28/02/20 a 20/05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ROGERIO FRANCISCO BORGES PEREIRA FARIA</text:p>
          </table:table-cell>
          <table:table-cell office:value-type="string" table:style-name="ce4">
            <text:p><text:s/>291.971.598-40</text:p>
          </table:table-cell>
          <table:table-cell office:value-type="string" table:style-name="ce4">
            <text:p>20/01/20 a 17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SANDOR VIEIRA DAS NEVES</text:p>
          </table:table-cell>
          <table:table-cell office:value-type="string" table:style-name="ce4">
            <text:p><text:s/>192.147.808-03</text:p>
          </table:table-cell>
          <table:table-cell office:value-type="string" table:style-name="ce4">
            <text:p>28/01/20 a 17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4">
          <table:covered-table-cell/>
          <table:covered-table-cell/>
          <table:table-cell office:value-type="string" table:number-columns-spanned="1" table:number-rows-spanned="5" table:style-name="ce7">
            <text:p>SANDRA HELENA BARBOSA DE ANDRADE LACUNA</text:p>
          </table:table-cell>
          <table:table-cell office:value-type="string" table:number-columns-spanned="1" table:number-rows-spanned="5" table:style-name="ce7">
            <text:p><text:s/>125.824.588-48</text:p>
          </table:table-cell>
          <table:table-cell office:value-type="string" table:number-columns-spanned="1" table:number-rows-spanned="5" table:style-name="ce7">
            <text:p>14/01/20 a 20/03/20</text:p>
          </table:table-cell>
          <table:table-cell office:value-type="string" table:number-columns-spanned="1" table:number-rows-spanned="5" table:style-name="ce7">
            <text:p>SIM</text:p>
          </table:table-cell>
          <table:table-cell office:value-type="string" table:style-name="ce5">
            <text:p>10/03/2020</text:p>
          </table:table-cell>
          <table:table-cell office:value-type="string" table:style-name="ce4">
            <text:p>NELSON SALVADOR JUNIOR ME</text:p>
          </table:table-cell>
          <table:table-cell office:value-type="string" table:style-name="ce4">
            <text:p>08.079.271/0001-96</text:p>
          </table:table-cell>
          <table:table-cell office:value-type="string" table:style-name="ce4">
            <text:p>ARRUMAR A TORNEIRA DO BANHEIRO ACESSIVEL QUE FICA NA RECEPCAO</text:p>
          </table:table-cell>
          <table:table-cell office:value-type="string" table:style-name="ce6">
            <text:p>R$ <text:s text:c="4"/>45,0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6/01/2020</text:p>
          </table:table-cell>
          <table:table-cell office:value-type="string" table:style-name="ce4">
            <text:p>VICPLAS COMERCIO DE UTILIDADES DOMESTICAS LTDA</text:p>
          </table:table-cell>
          <table:table-cell office:value-type="string" table:style-name="ce4">
            <text:p>05.609.316/0001-07</text:p>
          </table:table-cell>
          <table:table-cell office:value-type="string" table:style-name="ce4">
            <text:p>PINOS A SEREM INSTALDAS EM PLUGS COM DEFEITOS EM ESTABILIZADORES</text:p>
          </table:table-cell>
          <table:table-cell office:value-type="string" table:style-name="ce6">
            <text:p>R$ <text:s text:c="4"/>49,90<text:s/></text:p>
          </table:table-cell>
          <table:table-cell table:number-columns-repeated="16373"/>
        </table:table-row>
        <table:table-row table:style-name="ro10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8">
            <text:p>18/03/2020</text:p>
          </table:table-cell>
          <table:table-cell office:value-type="string" table:style-name="ce4">
            <text:p>ANTONIO FRASCARELI ME</text:p>
          </table:table-cell>
          <table:table-cell office:value-type="string" table:style-name="ce4">
            <text:p>52.874.583/0001-83</text:p>
          </table:table-cell>
          <table:table-cell office:value-type="string" table:style-name="ce4">
            <text:p>PARA COLOCAR ATRAS DAS CADEIRAS QUE FICAM NA RECEPCAO, PROTEGENDO AS PAREDES QUE SAO NOVAS E JA ESTAO EM DETERIORACAO</text:p>
          </table:table-cell>
          <table:table-cell office:value-type="string" table:style-name="ce6">
            <text:p>R$ <text:s text:c="3"/>116,0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ESTRUTURAL BAURU DEPOSITO MATERIAIS DE CONSTRUCAO LTDA.</text:p>
          </table:table-cell>
          <table:table-cell office:value-type="string" table:style-name="ce4">
            <text:p>69.240.133/0001-31</text:p>
          </table:table-cell>
          <table:table-cell office:value-type="string" table:style-name="ce4">
            <text:p>MATERIAL PARA SER UTILIZADO NA COLOCACAO DAS MADEIRAS DE PROTECAO NA RECEPCAO, VISANDO EVITAR A DETERIORACAO DAS PAREDES NOVAS</text:p>
          </table:table-cell>
          <table:table-cell office:value-type="string" table:style-name="ce6">
            <text:p>R$ <text:s text:c="4"/>51,30<text:s/></text:p>
          </table:table-cell>
          <table:table-cell table:number-columns-repeated="16373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20/02/2020</text:p>
          </table:table-cell>
          <table:table-cell office:value-type="string" table:style-name="ce4">
            <text:p>FERRARI E REDONDO MATERIAIS DE CONSTRUCAO</text:p>
          </table:table-cell>
          <table:table-cell office:value-type="string" table:style-name="ce4">
            <text:p>08.379.191/0001-56</text:p>
          </table:table-cell>
          <table:table-cell office:value-type="string" table:style-name="ce4">
            <text:p>PARA USO NA TROCA DE LAMPADAS DA PRM, PARA ISOLAR CORRETAMENTE OS FIOS ELETRICOS</text:p>
          </table:table-cell>
          <table:table-cell office:value-type="string" table:style-name="ce6">
            <text:p>R$ <text:s text:c="4"/>76,0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SIMONE VICENTE DE OLIVEIRA FERNANDES</text:p>
          </table:table-cell>
          <table:table-cell office:value-type="string" table:style-name="ce4">
            <text:p><text:s/>287.618.018-95</text:p>
          </table:table-cell>
          <table:table-cell office:value-type="string" table:style-name="ce4">
            <text:p>09/01/20 a 20/03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THIAGO LUIZ RODRIGUES LEITE</text:p>
          </table:table-cell>
          <table:table-cell office:value-type="string" table:style-name="ce4">
            <text:p><text:s/>215.347.078-16</text:p>
          </table:table-cell>
          <table:table-cell office:value-type="string" table:style-name="ce4">
            <text:p>22/01/20 a 17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WILLYS PEREIRA DE LIMA</text:p>
          </table:table-cell>
          <table:table-cell office:value-type="string" table:style-name="ce4">
            <text:p><text:s/>119.096.118-08</text:p>
          </table:table-cell>
          <table:table-cell office:value-type="string" table:style-name="ce4">
            <text:p>18/02/20 a 15/05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number-columns-spanned="1" table:number-rows-spanned="3" table:style-name="ce7">
            <text:p>PRR1ª REGIÃO</text:p>
          </table:table-cell>
          <table:table-cell office:value-type="float" office:value="2020" table:number-columns-spanned="1" table:number-rows-spanned="3" table:style-name="ce7">
            <text:p>2020</text:p>
          </table:table-cell>
          <table:table-cell office:value-type="string" table:number-columns-spanned="1" table:number-rows-spanned="2" table:style-name="ce7">
            <text:p>EDNALDO TERTO DOS SANTOS</text:p>
          </table:table-cell>
          <table:table-cell office:value-type="string" table:number-columns-spanned="1" table:number-rows-spanned="2" table:style-name="ce7">
            <text:p><text:s/>386.823.624-49</text:p>
          </table:table-cell>
          <table:table-cell office:value-type="string" table:style-name="ce4">
            <text:p>20/01/20 a 01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4">
            <text:p>20/01/20 a 27/03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PRISCILA RODRIGUES SANTOS BELLO</text:p>
          </table:table-cell>
          <table:table-cell office:value-type="string" table:style-name="ce4">
            <text:p><text:s/>780.068.991-34</text:p>
          </table:table-cell>
          <table:table-cell office:value-type="string" table:style-name="ce4">
            <text:p>17/02/20 a 16/05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number-columns-spanned="1" table:number-rows-spanned="2" table:style-name="ce7">
            <text:p>PRR3ª REGIÃO</text:p>
          </table:table-cell>
          <table:table-cell office:value-type="float" office:value="2020" table:number-columns-spanned="1" table:number-rows-spanned="2" table:style-name="ce7">
            <text:p>2020</text:p>
          </table:table-cell>
          <table:table-cell office:value-type="string" table:style-name="ce4">
            <text:p>BETTY LEVIN LEOPOLD</text:p>
          </table:table-cell>
          <table:table-cell office:value-type="string" table:style-name="ce4">
            <text:p><text:s/>034.037.118-89</text:p>
          </table:table-cell>
          <table:table-cell office:value-type="string" table:style-name="ce4">
            <text:p>21/01/20 a 17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MARCUS VINICIUS DA SILVA BATISTA</text:p>
          </table:table-cell>
          <table:table-cell office:value-type="string" table:style-name="ce4">
            <text:p><text:s/>735.816.901-87</text:p>
          </table:table-cell>
          <table:table-cell office:value-type="string" table:style-name="ce4">
            <text:p>30/01/20 a 28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table-cell office:value-type="string" table:number-columns-spanned="1" table:number-rows-spanned="7" table:style-name="ce7">
            <text:p>PRR4ª REGIÃO</text:p>
          </table:table-cell>
          <table:table-cell office:value-type="float" office:value="2020" table:number-columns-spanned="1" table:number-rows-spanned="7" table:style-name="ce7">
            <text:p>2020</text:p>
          </table:table-cell>
          <table:table-cell office:value-type="string" table:style-name="ce4">
            <text:p>ALEX DA CONCEICAO JUVENAL</text:p>
          </table:table-cell>
          <table:table-cell office:value-type="string" table:style-name="ce4">
            <text:p><text:s/>033.194.147-39</text:p>
          </table:table-cell>
          <table:table-cell office:value-type="string" table:style-name="ce4">
            <text:p>03/02/20 a 29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number-columns-spanned="1" table:number-rows-spanned="2" table:style-name="ce7">
            <text:p>IDALECIO MARTINS MORAES</text:p>
          </table:table-cell>
          <table:table-cell office:value-type="string" table:number-columns-spanned="1" table:number-rows-spanned="2" table:style-name="ce7">
            <text:p><text:s/>600.114.910-00</text:p>
          </table:table-cell>
          <table:table-cell office:value-type="string" table:style-name="ce4">
            <text:p>13/01/20 a 06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4">
            <text:p>16/01/20 a 13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number-columns-spanned="1" table:number-rows-spanned="2" table:style-name="ce7">
            <text:p>JETER GONCALVES DUARTE</text:p>
          </table:table-cell>
          <table:table-cell office:value-type="string" table:number-columns-spanned="1" table:number-rows-spanned="2" table:style-name="ce7">
            <text:p><text:s/>423.493.380-53</text:p>
          </table:table-cell>
          <table:table-cell office:value-type="string" table:style-name="ce4">
            <text:p>09/01/20 a 03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4">
            <text:p>23/03/20 a 19/06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JOSE PAULO MELLO DA SILVA</text:p>
          </table:table-cell>
          <table:table-cell office:value-type="string" table:style-name="ce4">
            <text:p><text:s/>477.142.200-15</text:p>
          </table:table-cell>
          <table:table-cell office:value-type="string" table:style-name="ce4">
            <text:p>03/02/20 a 29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REJANE TEREZINHA FORMIGHIERI</text:p>
          </table:table-cell>
          <table:table-cell office:value-type="string" table:style-name="ce4">
            <text:p><text:s/>213.131.990-87</text:p>
          </table:table-cell>
          <table:table-cell office:value-type="string" table:style-name="ce4">
            <text:p>09/01/20 a 03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number-columns-spanned="1" table:number-rows-spanned="3" table:style-name="ce7">
            <text:p>PRR5ª REGIÃO</text:p>
          </table:table-cell>
          <table:table-cell office:value-type="float" office:value="2020" table:number-columns-spanned="1" table:number-rows-spanned="3" table:style-name="ce7">
            <text:p>2020</text:p>
          </table:table-cell>
          <table:table-cell office:value-type="string" table:style-name="ce4">
            <text:p>AUREA FREIRE AMORIM MUNIZ</text:p>
          </table:table-cell>
          <table:table-cell office:value-type="string" table:style-name="ce4">
            <text:p><text:s/>179.121.994-20</text:p>
          </table:table-cell>
          <table:table-cell office:value-type="string" table:style-name="ce4">
            <text:p>04/02/20 a 03/05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4">
            <text:p>JOSE JODEILSON GOMES DE ANDRADE</text:p>
          </table:table-cell>
          <table:table-cell office:value-type="string" table:style-name="ce4">
            <text:p><text:s/>428.111.714-87</text:p>
          </table:table-cell>
          <table:table-cell office:value-type="string" table:style-name="ce4">
            <text:p>22/01/20 a 20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">
            <text:p>TELMA SANTOS DA PAZ</text:p>
          </table:table-cell>
          <table:table-cell office:value-type="string" table:style-name="ce4">
            <text:p><text:s/>912.904.223-20</text:p>
          </table:table-cell>
          <table:table-cell office:value-type="string" table:style-name="ce4">
            <text:p>15/01/20 a 13/04/20</text:p>
          </table:table-cell>
          <table:table-cell office:value-type="string" table:style-name="ce4">
            <text:p>EM UTILIZAÇÃO</text:p>
          </table:table-cell>
          <table:table-cell office:value-type="string" table:style-name="ce5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4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number-rows-repeated="1048330" table:style-name="ro2">
          <table:table-cell table:number-columns-repeated="16384"/>
        </table:table-row>
        <table:named-expressions>
          <table:named-range table:name="Print_Titles" table:cell-range-address="Relatório_de_Suprimento_-_Porta.$A$1:Relatório_de_Suprimento_-_Porta.$XFD$1" table:base-cell-address="Relatório_de_Suprimento_-_Porta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511811023622047in" fo:margin-right="0.511811023622047in" style:print-orientation="landscape" style:print-page-order="ttb" style:first-page-number="continue" style:scale-to="71%" style:table-centering="horizontal" style:print="objects charts drawings"/>
      <style:header-style>
        <style:header-footer-properties fo:min-height="0.47244094488189in" fo:margin-left="0.511811023622047in" fo:margin-right="0.511811023622047in" fo:margin-bottom="0in"/>
      </style:header-style>
      <style:footer-style>
        <style:header-footer-properties fo:min-height="0.47244094488189in" fo:margin-left="0.511811023622047in" fo:margin-right="0.511811023622047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</office:automatic-styles>
  <office:master-styles>
    <style:master-page style:name="mp1" style:page-layout-name="pm1">
      <style:header>
        <text:p><text:span text:style-name="T1">DESPESAS</text:span><text:span text:style-name="T1"> </text:span><text:span text:style-name="T1">COM</text:span><text:span text:style-name="T1"> </text:span><text:span text:style-name="T1">CARTÃO</text:span><text:span text:style-name="T1"> </text:span><text:span text:style-name="T1">CORPORATIVO</text:span><text:span text:style-name="T1"> </text:span><text:span text:style-name="T1">E</text:span><text:span text:style-name="T1"> </text:span><text:span text:style-name="T1">SUPRIMENTO</text:span><text:span text:style-name="T1"> </text:span><text:span text:style-name="T1">DE</text:span><text:span text:style-name="T1"> </text:span><text:span text:style-name="T1">FUNDOS</text:span></text:p>
      </style:header>
      <style:header-left style:display="false"/>
      <style:footer>
        <style:region-left>
          <text:p><text:span text:style-name="T2">Fonte</text:span><text:span text:style-name="T2"> </text:span><text:span text:style-name="T2">da</text:span><text:span text:style-name="T2"> </text:span><text:span text:style-name="T2">Informação:</text:span><text:span text:style-name="T2"> </text:span><text:span text:style-name="T2">Sistema</text:span><text:span text:style-name="T2"> </text:span><text:span text:style-name="T2">de</text:span><text:span text:style-name="T2"> </text:span><text:span text:style-name="T2">Gestão</text:span><text:span text:style-name="T2"> </text:span><text:span text:style-name="T2">Administrativa</text:span><text:span text:style-name="T2"> </text:span><text:span text:style-name="T2">(SGA)</text:span></text:p>
          <text:p><text:span text:style-name="T2">Data</text:span><text:span text:style-name="T2"> </text:span><text:span text:style-name="T2">da</text:span><text:span text:style-name="T2"> </text:span><text:span text:style-name="T2">última</text:span><text:span text:style-name="T2"> </text:span><text:span text:style-name="T2">atualização:</text:span><text:span text:style-name="T2"> </text:span><text:span text:style-name="T2">07/04/2020</text:span></text:p>
        </style:region-left>
        <style:region-center>
          <text:p><text:page-number>1</text:page-number><text:s/>de<text:s/><text:page-count>99</text:page-count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623</meta:generator>
    <meta:initial-creator>Well Lopes</meta:initial-creator>
    <dc:creator>Gustavo Cunha</dc:creator>
    <meta:creation-date>2020-04-07T04:04:09Z</meta:creation-date>
    <dc:date>2025-04-30T13:28:42Z</dc:date>
    <meta:print-date>2020-04-07T04:03:51Z</meta:print-date>
  </office:meta>
</office:document-meta>
</file>